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139AB552F50070D10D8.png" manifest:media-type="image/png"/>
  <manifest:file-entry manifest:full-path="Pictures/1000020100000104000000969C8F1B6D3179A665.png" manifest:media-type="image/png"/>
  <manifest:file-entry manifest:full-path="Pictures/100002010000019800000197C4ADDFB2EE6BDA9D.png" manifest:media-type="image/png"/>
  <manifest:file-entry manifest:full-path="Pictures/10000201000002020000017F5CA52F7FCB7BE724.png" manifest:media-type="image/png"/>
  <manifest:file-entry manifest:full-path="Pictures/1000020100000102000000A7CFBA0F52A95E384C.png" manifest:media-type="image/png"/>
  <manifest:file-entry manifest:full-path="Pictures/10000201000001E8000000E915070E1EC1D562BC.png" manifest:media-type="image/png"/>
  <manifest:file-entry manifest:full-path="Pictures/10000201000001650000028B6E80100C77044966.png" manifest:media-type="image/png"/>
  <manifest:file-entry manifest:full-path="Pictures/1000020100000184000000D1D89F2CDCCA40059C.png" manifest:media-type="image/png"/>
  <manifest:file-entry manifest:full-path="Pictures/100002010000023200000111AE623AB2BC4DCFCE.png" manifest:media-type="image/png"/>
  <manifest:file-entry manifest:full-path="Pictures/10000201000001E8000000AEA1B966E176DC2CD2.png" manifest:media-type="image/png"/>
  <manifest:file-entry manifest:full-path="Pictures/1000020100000146000001A3CA503A40F00C5DD1.png" manifest:media-type="image/png"/>
  <manifest:file-entry manifest:full-path="Pictures/10000201000001560000021820CC21F3A6C2972A.png" manifest:media-type="image/png"/>
  <manifest:file-entry manifest:full-path="Pictures/1000020100000146000000E70AD6CF2B127A5B54.png" manifest:media-type="image/png"/>
  <manifest:file-entry manifest:full-path="Pictures/10000201000000900000021303124CDD1483929D.png" manifest:media-type="image/png"/>
  <manifest:file-entry manifest:full-path="Pictures/100002010000018E0000014FFBA7C8ACE7036F52.png" manifest:media-type="image/png"/>
  <manifest:file-entry manifest:full-path="Pictures/10000201000001A10000017CA39587A49165A137.png" manifest:media-type="image/png"/>
  <manifest:file-entry manifest:full-path="Pictures/100002010000017A000001CFF2DE50122542EADA.png" manifest:media-type="image/png"/>
  <manifest:file-entry manifest:full-path="Pictures/100002010000037900000089CE734398BFD6B591.png" manifest:media-type="image/png"/>
  <manifest:file-entry manifest:full-path="Pictures/100002010000016B000001BDF16D95866CA34D89.png" manifest:media-type="image/png"/>
  <manifest:file-entry manifest:full-path="Pictures/10000201000001A80000027DE93ADC42A7409E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68574" officeooo:paragraph-rsid="0006857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7a9bc" officeooo:paragraph-rsid="0007a9b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fc3e8" officeooo:paragraph-rsid="000fc3e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b2a73" officeooo:paragraph-rsid="001b2a7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b7b63" officeooo:paragraph-rsid="000b7b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bb223" officeooo:paragraph-rsid="000bb22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0c2cba" officeooo:paragraph-rsid="000c2cb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e1807" officeooo:paragraph-rsid="000e18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0f3f2a" officeooo:paragraph-rsid="000f3f2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0f66b9" officeooo:paragraph-rsid="000f66b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1740d" officeooo:paragraph-rsid="000fc3e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b7b63" officeooo:paragraph-rsid="000b7b6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e1807" officeooo:paragraph-rsid="000e180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0f3f2a" officeooo:paragraph-rsid="000f3f2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f66b9" officeooo:paragraph-rsid="000f66b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0fc3e8" officeooo:paragraph-rsid="000fc3e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fo:font-weight="bold" officeooo:rsid="000b7b63" officeooo:paragraph-rsid="000b7b63" style:font-size-asian="13pt" style:font-weight-asian="bold" style:font-size-complex="13pt" style:font-weight-complex="bold"/>
    </style:style>
    <style:style style:name="P21" style:family="paragraph" style:parent-style-name="Standard">
      <style:paragraph-properties style:line-height-at-least="0.582cm"/>
      <style:text-properties style:font-name="Arial" fo:font-size="13pt" fo:font-weight="bold" officeooo:rsid="0021c277" officeooo:paragraph-rsid="0021c277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0b7b63" officeooo:paragraph-rsid="000b7b6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weight="bold" officeooo:rsid="000f3f2a" officeooo:paragraph-rsid="000f3f2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weight="bold" officeooo:paragraph-rsid="001b2a73"/>
    </style:style>
    <style:style style:name="P25" style:family="paragraph" style:parent-style-name="Standard">
      <style:paragraph-properties style:line-height-at-least="0.582cm" fo:text-align="start" style:justify-single-word="false"/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Arial" fo:font-size="15pt" fo:font-weight="bold" officeooo:rsid="00148f33" officeooo:paragraph-rsid="0015c1b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rial" fo:font-size="15pt" fo:font-weight="bold" officeooo:rsid="0015c1bd" officeooo:paragraph-rsid="0015c1bd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5pt" fo:font-weight="bold" officeooo:rsid="00179a32" officeooo:paragraph-rsid="00179a32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4" style:family="paragraph" style:parent-style-name="Standard">
      <style:paragraph-properties style:line-height-at-least="0.582cm" fo:text-align="center" style:justify-single-word="false"/>
      <style:text-properties style:font-name="Arial" fo:font-size="15pt" fo:font-weight="bold" officeooo:rsid="0023862a" officeooo:paragraph-rsid="0023862a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093b87" officeooo:paragraph-rsid="00093b87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b7b63" officeooo:paragraph-rsid="000b7b63" fo:background-color="#1e1e1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c2cba" officeooo:paragraph-rsid="000c2cba" fo:background-color="#1e1e1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e1807" officeooo:paragraph-rsid="000e1807" fo:background-color="#1e1e1e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f66b9" officeooo:paragraph-rsid="000f66b9" fo:background-color="#1e1e1e" style:font-size-asian="10.5pt" style:font-weight-asian="bold" style:font-size-complex="12pt" style:font-weight-complex="bold"/>
    </style:style>
    <style:style style:name="P41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42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43" style:family="paragraph" style:parent-style-name="Standard">
      <style:paragraph-properties style:line-height-at-least="0.582cm" fo:text-align="start" style:justify-single-word="false"/>
      <style:text-properties fo:color="#d4d4d4" loext:opacity="100%" fo:background-color="#1e1e1e"/>
    </style:style>
    <style:style style:name="P44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569cd6" loext:opacity="100%" style:font-name="Consolas" fo:font-size="12pt" fo:font-weight="normal" officeooo:rsid="000e1807" officeooo:paragraph-rsid="000e1807" fo:background-color="#1e1e1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style:line-height-at-least="0.582cm"/>
    </style:style>
    <style:style style:name="P48" style:family="paragraph" style:parent-style-name="Standard">
      <style:paragraph-properties style:line-height-at-least="0.582cm" fo:text-align="start" style:justify-single-word="false"/>
    </style:style>
    <style:style style:name="P49" style:family="paragraph" style:parent-style-name="Standard">
      <style:paragraph-properties style:line-height-at-least="0.582cm" fo:text-align="start" style:justify-single-word="false"/>
      <style:text-properties officeooo:rsid="001b9bd8" officeooo:paragraph-rsid="001b9bd8"/>
    </style:style>
    <style:style style:name="P50" style:family="paragraph" style:parent-style-name="Standard">
      <style:paragraph-properties style:line-height-at-least="0.582cm"/>
      <style:text-properties fo:color="#6a9955" loext:opacity="100%" style:font-name="Consolas" fo:font-size="12pt" fo:font-weight="normal" fo:background-color="#1e1e1e"/>
    </style:style>
    <style:style style:name="P51" style:family="paragraph" style:parent-style-name="Standard">
      <style:paragraph-properties style:line-height-at-least="0.582cm"/>
      <style:text-properties fo:color="#6a9955" loext:opacity="100%" fo:background-color="#1e1e1e"/>
    </style:style>
    <style:style style:name="P52" style:family="paragraph" style:parent-style-name="Standard" style:master-page-name="">
      <loext:graphic-properties draw:fill="none"/>
      <style:paragraph-properties fo:margin-left="-0.199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3" style:family="paragraph" style:parent-style-name="Standard">
      <loext:graphic-properties draw:fill="none"/>
      <style:paragraph-properties fo:margin-left="-0.199cm" fo:margin-right="0cm" fo:text-align="start" style:justify-single-word="false" fo:text-indent="0cm" style:auto-text-indent="false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b5096" style:font-size-asian="11.3500003814697pt" style:font-weight-asian="bold" style:font-size-complex="13pt" style:font-weight-complex="bold"/>
    </style:style>
    <style:style style:name="P56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fo:font-weight="normal" officeooo:rsid="0029660c" officeooo:paragraph-rsid="002b5096" fo:background-color="#1e1e1e" style:font-size-asian="11.3500003814697pt" style:font-weight-asian="bold" style:font-size-complex="13pt" style:font-weight-complex="bold"/>
    </style:style>
    <style:style style:name="P57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b411"/>
    </style:style>
    <style:style style:name="P58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f479"/>
    </style:style>
    <style:style style:name="P59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e8b57"/>
    </style:style>
    <style:style style:name="P60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cb411" style:font-size-asian="12.25pt" style:font-weight-asian="bold" style:font-size-complex="14pt" style:font-weight-complex="bold"/>
    </style:style>
    <style:style style:name="P61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62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f479" style:font-size-asian="12.25pt" style:font-weight-asian="bold" style:font-size-complex="14pt" style:font-weight-complex="bold"/>
    </style:style>
    <style:style style:name="P63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f479" officeooo:paragraph-rsid="001cb411" style:font-size-asian="12.25pt" style:font-weight-asian="bold" style:font-size-complex="14pt" style:font-weight-complex="bold"/>
    </style:style>
    <style:style style:name="P64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4pt" fo:font-weight="bold" officeooo:rsid="001cf479" officeooo:paragraph-rsid="001cf479" style:font-size-asian="12.25pt" style:font-weight-asian="bold" style:font-size-complex="14pt" style:font-weight-complex="bold"/>
    </style:style>
    <style:style style:name="P65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8pt" fo:font-weight="bold" officeooo:rsid="00201e4e" officeooo:paragraph-rsid="00201e4e" style:font-size-asian="18pt" style:font-weight-asian="bold" style:font-size-complex="18pt" style:font-weight-complex="bold"/>
    </style:style>
    <style:style style:name="P66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style:page-number="auto" fo:background-color="transparent"/>
      <style:text-properties officeooo:rsid="001b9bd8" officeooo:paragraph-rsid="001b9bd8"/>
    </style:style>
    <style:style style:name="P68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officeooo:rsid="001b9bd8" officeooo:paragraph-rsid="001b9bd8"/>
    </style:style>
    <style:style style:name="P69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b9bd8" style:font-size-asian="12.25pt" style:font-weight-asian="bold" style:font-size-complex="14pt" style:font-weight-complex="bold"/>
    </style:style>
    <style:style style:name="P70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71" style:family="paragraph" style:parent-style-name="Standard" style:master-page-name="">
      <loext:graphic-properties draw:fill="none"/>
      <style:paragraph-properties fo:margin-left="-0.4cm" fo:margin-right="-0.6cm" style:line-height-at-least="0.582cm" fo:text-align="start" style:justify-single-word="false" fo:text-indent="0cm" style:auto-text-indent="false" style:page-number="auto" fo:background-color="transparent"/>
      <style:text-properties officeooo:paragraph-rsid="001b9bd8"/>
    </style:style>
    <style:style style:name="P72" style:family="paragraph" style:parent-style-name="Standard" style:master-page-name="">
      <loext:graphic-properties draw:fill="none"/>
      <style:paragraph-properties fo:margin-left="0cm" fo:margin-right="-0.4cm" style:line-height-at-least="0.582cm" fo:text-indent="0cm" style:auto-text-indent="false" style:page-number="auto" fo:background-color="transparent"/>
      <style:text-properties fo:color="#d4d4d4" loext:opacity="100%" fo:background-color="#1e1e1e"/>
    </style:style>
    <style:style style:name="P73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officeooo:paragraph-rsid="0021b0d0"/>
    </style:style>
    <style:style style:name="P74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7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76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77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5pt" style:font-weight-asian="bold" style:font-size-complex="15pt" style:font-weight-complex="bold"/>
    </style:style>
    <style:style style:name="P7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3.1000003814697pt" style:font-weight-asian="bold" style:font-size-complex="15pt" style:font-weight-complex="bold"/>
    </style:style>
    <style:style style:name="P7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8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8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8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5c4e3" officeooo:paragraph-rsid="0025c4e3" style:font-size-asian="11.3500003814697pt" style:font-weight-asian="bold" style:font-size-complex="13pt" style:font-weight-complex="bold"/>
    </style:style>
    <style:style style:name="P8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451cc" officeooo:paragraph-rsid="002451cc" fo:background-color="#1e1e1e" style:font-size-asian="11.3500003814697pt" style:font-weight-asian="bold" style:font-size-complex="13pt" style:font-weight-complex="bold"/>
    </style:style>
    <style:style style:name="P8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8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5pt" fo:font-weight="bold" officeooo:rsid="0029660c" officeooo:paragraph-rsid="0029660c" style:font-size-asian="15pt" style:font-weight-asian="bold" style:font-size-complex="15pt" style:font-weight-complex="bold"/>
    </style:style>
    <style:style style:name="P86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8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91" style:family="paragraph" style:parent-style-name="Standard" style:list-style-name="L3">
      <style:paragraph-properties style:line-height-at-least="0.582cm" fo:text-align="start" style:justify-single-word="false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92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93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94" style:family="paragraph" style:parent-style-name="Standard" style:list-style-name="L3">
      <style:paragraph-properties style:line-height-at-least="0.582cm" fo:text-align="start" style:justify-single-word="false"/>
      <style:text-properties fo:color="#d4d4d4" loext:opacity="100%" style:font-name="Consolas" fo:font-size="12pt" fo:font-weight="normal" officeooo:rsid="0023862a" officeooo:paragraph-rsid="0023862a" fo:background-color="#1e1e1e" style:font-size-asian="11.3500003814697pt" style:font-weight-asian="bold" style:font-size-complex="13pt" style:font-weight-complex="bold"/>
    </style:style>
    <style:style style:name="P95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29660c" officeooo:paragraph-rsid="0029660c" fo:background-color="#1e1e1e"/>
    </style:style>
    <style:style style:name="P96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97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98" style:family="paragraph" style:parent-style-name="Standard">
      <style:paragraph-properties style:line-height-at-least="0.582cm"/>
    </style:style>
    <style:style style:name="P99" style:family="paragraph" style:parent-style-name="Standard" style:list-style-name="L2" style:master-page-name="">
      <loext:graphic-properties draw:fill="none"/>
      <style:paragraph-properties fo:margin-left="1cm" fo:margin-right="0cm" style:line-height-at-least="0.582cm" fo:text-align="start" style:justify-single-word="false" fo:text-indent="-0.6cm" style:auto-text-indent="false" style:page-number="auto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100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101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102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1b0d0" officeooo:paragraph-rsid="0021b0d0" fo:background-color="#1e1e1e" style:font-size-asian="11.3500003814697pt" style:font-weight-asian="normal" style:font-size-complex="13pt" style:font-weight-complex="normal"/>
    </style:style>
    <style:style style:name="P103" style:family="paragraph" style:parent-style-name="Standard" style:list-style-name="L3" style:master-page-name="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style:page-number="auto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04" style:family="paragraph" style:parent-style-name="Standard" style:list-style-name="L3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0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10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d4479" officeooo:paragraph-rsid="002d4479" style:font-size-asian="11.3500003814697pt" style:font-weight-asian="bold" style:font-size-complex="13pt" style:font-weight-complex="bold"/>
    </style:style>
    <style:style style:name="P10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3.1000003814697pt" style:font-weight-asian="bold" style:font-size-complex="15pt" style:font-weight-complex="bold"/>
    </style:style>
    <style:style style:name="P10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109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b5096" officeooo:paragraph-rsid="002b5096" style:font-size-asian="11.3500003814697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size="13pt" style:font-size-asian="13pt" style:font-size-complex="13pt"/>
    </style:style>
    <style:style style:name="T3" style:family="text">
      <style:text-properties fo:color="#c9211e" loext:opacity="100%" style:font-name="Arial" fo:font-size="14pt" fo:font-weight="bold" style:font-size-asian="12.25pt" style:font-weight-asian="bold" style:font-size-complex="14pt" style:font-weight-complex="bold"/>
    </style:style>
    <style:style style:name="T4" style:family="text">
      <style:text-properties fo:color="#c9211e" loext:opacity="100%" style:font-name="Arial" fo:font-size="14pt" fo:font-weight="bold" officeooo:rsid="001b2a73" style:font-size-asian="12.25pt" style:font-weight-asian="bold" style:font-size-complex="14pt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66b9" style:font-weight-asian="normal" style:font-weight-complex="normal"/>
    </style:style>
    <style:style style:name="T10" style:family="text">
      <style:text-properties fo:font-weight="normal" officeooo:rsid="0011740d" style:font-weight-asian="normal" style:font-weight-complex="normal"/>
    </style:style>
    <style:style style:name="T11" style:family="text">
      <style:text-properties officeooo:rsid="000bb223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style:font-name="Consolas" fo:font-size="12pt" fo:font-weight="normal"/>
    </style:style>
    <style:style style:name="T14" style:family="text">
      <style:text-properties fo:color="#569cd6" loext:opacity="100%" style:font-name="Consolas" fo:font-size="12pt" fo:font-weight="normal" fo:background-color="#1e1e1e" loext:char-shading-value="0"/>
    </style:style>
    <style:style style:name="T15" style:family="text">
      <style:text-properties fo:color="#569cd6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16" style:family="text">
      <style:text-properties fo:color="#569cd6" loext:opacity="100%" style:font-weight-asian="normal" style:font-weight-complex="normal"/>
    </style:style>
    <style:style style:name="T17" style:family="text">
      <style:text-properties fo:color="#569cd6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18" style:family="text">
      <style:text-properties fo:color="#569cd6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19" style:family="text">
      <style:text-properties fo:color="#569cd6" loext:opacity="100%" fo:font-weight="bold" style:font-weight-asian="bold" style:font-weight-complex="bold"/>
    </style:style>
    <style:style style:name="T20" style:family="text">
      <style:text-properties fo:color="#9cdcfe" loext:opacity="100%"/>
    </style:style>
    <style:style style:name="T21" style:family="text">
      <style:text-properties fo:color="#9cdcfe" loext:opacity="100%" style:font-name="Consolas" fo:font-size="12pt" fo:font-weight="normal"/>
    </style:style>
    <style:style style:name="T22" style:family="text">
      <style:text-properties fo:color="#9cdcfe" loext:opacity="100%" style:font-name="Consolas" fo:font-size="12pt" fo:font-weight="normal" fo:background-color="#1e1e1e" loext:char-shading-value="0"/>
    </style:style>
    <style:style style:name="T23" style:family="text">
      <style:text-properties fo:color="#9cdcfe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4" style:family="text">
      <style:text-properties fo:color="#9cdcfe" loext:opacity="100%" style:font-weight-asian="normal" style:font-weight-complex="normal"/>
    </style:style>
    <style:style style:name="T25" style:family="text">
      <style:text-properties fo:color="#9cdcfe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26" style:family="text">
      <style:text-properties fo:color="#9cdcfe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27" style:family="text">
      <style:text-properties fo:color="#9cdcfe" loext:opacity="100%" fo:font-weight="bold" style:font-weight-asian="bold" style:font-weight-complex="bold"/>
    </style:style>
    <style:style style:name="T28" style:family="text">
      <style:text-properties fo:color="#dcdcaa" loext:opacity="100%"/>
    </style:style>
    <style:style style:name="T29" style:family="text">
      <style:text-properties fo:color="#dcdcaa" loext:opacity="100%" style:font-name="Consolas" fo:font-size="12pt" fo:font-weight="normal"/>
    </style:style>
    <style:style style:name="T30" style:family="text">
      <style:text-properties fo:color="#dcdcaa" loext:opacity="100%" style:font-name="Consolas" fo:font-size="12pt" fo:font-weight="normal" fo:background-color="#1e1e1e" loext:char-shading-value="0"/>
    </style:style>
    <style:style style:name="T31" style:family="text">
      <style:text-properties fo:color="#dcdcaa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32" style:family="text">
      <style:text-properties fo:color="#dcdcaa" loext:opacity="100%" style:font-name="Consolas" fo:font-size="12pt" fo:font-weight="normal" fo:background-color="#1e1e1e" loext:char-shading-value="0" style:font-weight-asian="bold" style:font-weight-complex="bold"/>
    </style:style>
    <style:style style:name="T33" style:family="text">
      <style:text-properties fo:color="#dcdcaa" loext:opacity="100%" style:font-weight-asian="normal" style:font-weight-complex="normal"/>
    </style:style>
    <style:style style:name="T34" style:family="text">
      <style:text-properties fo:color="#dcdcaa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35" style:family="text">
      <style:text-properties fo:color="#dcdcaa" loext:opacity="100%" fo:font-weight="bold" style:font-weight-asian="bold" style:font-weight-complex="bold"/>
    </style:style>
    <style:style style:name="T36" style:family="text">
      <style:text-properties fo:color="#ce9178" loext:opacity="100%"/>
    </style:style>
    <style:style style:name="T37" style:family="text">
      <style:text-properties fo:color="#ce9178" loext:opacity="100%" style:font-name="Consolas" fo:font-size="12pt" fo:font-weight="normal"/>
    </style:style>
    <style:style style:name="T38" style:family="text">
      <style:text-properties fo:color="#ce917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39" style:family="text">
      <style:text-properties fo:color="#ce9178" loext:opacity="100%" style:font-name="Consolas" fo:font-size="12pt" fo:font-weight="normal" fo:background-color="#1e1e1e" loext:char-shading-value="0" style:font-weight-asian="bold" style:font-weight-complex="bold"/>
    </style:style>
    <style:style style:name="T40" style:family="text">
      <style:text-properties fo:color="#ce9178" loext:opacity="100%" style:font-weight-asian="normal" style:font-weight-complex="normal"/>
    </style:style>
    <style:style style:name="T41" style:family="text">
      <style:text-properties fo:color="#ce9178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42" style:family="text">
      <style:text-properties fo:color="#ce9178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43" style:family="text">
      <style:text-properties fo:color="#ce9178" loext:opacity="100%" fo:font-weight="bold" style:font-weight-asian="bold" style:font-weight-complex="bold"/>
    </style:style>
    <style:style style:name="T44" style:family="text">
      <style:text-properties fo:color="#6a9955" loext:opacity="100%"/>
    </style:style>
    <style:style style:name="T45" style:family="text">
      <style:text-properties fo:color="#6a9955" loext:opacity="100%" style:font-name="Consolas" fo:font-size="12pt" fo:font-weight="normal"/>
    </style:style>
    <style:style style:name="T46" style:family="text">
      <style:text-properties fo:color="#6a9955" loext:opacity="100%" style:font-weight-asian="normal" style:font-weight-complex="normal"/>
    </style:style>
    <style:style style:name="T47" style:family="text">
      <style:text-properties style:font-name="Consolas" fo:font-size="12pt" fo:font-weight="normal"/>
    </style:style>
    <style:style style:name="T48" style:family="text">
      <style:text-properties style:font-name="Consolas" fo:font-size="12pt" fo:font-weight="normal" officeooo:rsid="002bab3c"/>
    </style:style>
    <style:style style:name="T49" style:family="text">
      <style:text-properties style:font-name="Consolas" fo:font-size="12pt" fo:font-style="italic" fo:font-weight="normal" style:font-style-asian="italic" style:font-style-complex="italic"/>
    </style:style>
    <style:style style:name="T50" style:family="text">
      <style:text-properties style:font-name="Consolas" fo:font-size="12pt" fo:font-style="italic" fo:font-weight="normal" officeooo:rsid="002bab3c" style:font-style-asian="italic" style:font-style-complex="italic"/>
    </style:style>
    <style:style style:name="T51" style:family="text">
      <style:text-properties style:font-name="Consolas" fo:font-size="12pt" fo:font-style="normal" fo:font-weight="normal" officeooo:rsid="002bab3c" style:font-style-asian="normal" style:font-style-complex="normal"/>
    </style:style>
    <style:style style:name="T52" style:family="text">
      <style:text-properties style:font-weight-asian="normal" style:font-weight-complex="normal"/>
    </style:style>
    <style:style style:name="T53" style:family="text">
      <style:text-properties fo:color="#4ec9b0" loext:opacity="100%"/>
    </style:style>
    <style:style style:name="T54" style:family="text">
      <style:text-properties fo:color="#4ec9b0" loext:opacity="100%" style:font-weight-asian="normal" style:font-weight-complex="normal"/>
    </style:style>
    <style:style style:name="T55" style:family="text">
      <style:text-properties fo:color="#4ec9b0" loext:opacity="100%" style:font-name="Consolas" fo:font-size="12pt" fo:font-weight="normal"/>
    </style:style>
    <style:style style:name="T56" style:family="text">
      <style:text-properties fo:font-size="13pt" style:font-size-asian="13pt" style:font-size-complex="13pt"/>
    </style:style>
    <style:style style:name="T57" style:family="text">
      <style:text-properties fo:color="#4fc1ff" loext:opacity="100%" style:font-name="Consolas" fo:font-size="12pt" fo:font-weight="normal"/>
    </style:style>
    <style:style style:name="T58" style:family="text">
      <style:text-properties officeooo:rsid="0012f5a4"/>
    </style:style>
    <style:style style:name="T59" style:family="text">
      <style:text-properties officeooo:rsid="0015c1bd"/>
    </style:style>
    <style:style style:name="T60" style:family="text">
      <style:text-properties officeooo:rsid="001b2a73" style:font-size-asian="12.25pt" style:font-weight-asian="bold" style:font-size-complex="14pt" style:font-weight-complex="bold"/>
    </style:style>
    <style:style style:name="T61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62" style:family="text"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T63" style:family="text">
      <style:text-properties style:font-name="Arial" fo:font-size="14pt" fo:font-weight="bold" officeooo:rsid="001b9bd8" style:font-size-asian="12.25pt" style:font-weight-asian="bold" style:font-size-complex="14pt" style:font-weight-complex="bold"/>
    </style:style>
    <style:style style:name="T64" style:family="text">
      <style:text-properties style:font-name="Arial" fo:font-size="14pt" fo:font-weight="bold" officeooo:rsid="001cb411" style:font-size-asian="12.25pt" style:font-weight-asian="bold" style:font-size-complex="14pt" style:font-weight-complex="bold"/>
    </style:style>
    <style:style style:name="T65" style:family="text">
      <style:text-properties style:font-name="Arial" fo:font-size="14pt" fo:font-weight="bold" officeooo:rsid="001cf479" style:font-size-asian="12.25pt" style:font-weight-asian="bold" style:font-size-complex="14pt" style:font-weight-complex="bold"/>
    </style:style>
    <style:style style:name="T66" style:family="text">
      <style:text-properties style:font-name="Arial" fo:font-size="14pt" fo:font-weight="bold" officeooo:rsid="001e8b57" style:font-size-asian="12.25pt" style:font-weight-asian="bold" style:font-size-complex="14pt" style:font-weight-complex="bold"/>
    </style:style>
    <style:style style:name="T67" style:family="text">
      <style:text-properties style:font-name="Arial" fo:font-size="13pt" fo:font-weight="bold" officeooo:rsid="0021b0d0" style:font-size-asian="11.3500003814697pt" style:font-weight-asian="bold" style:font-size-complex="13pt" style:font-weight-complex="bold"/>
    </style:style>
    <style:style style:name="T68" style:family="text">
      <style:text-properties fo:color="#d4d4d4" loext:opacity="100%" style:font-name="Consolas" fo:font-size="12pt" fo:font-weight="normal" fo:background-color="#1e1e1e" loext:char-shading-value="0"/>
    </style:style>
    <style:style style:name="T69" style:family="text">
      <style:text-properties fo:color="#d4d4d4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70" style:family="text">
      <style:text-properties fo:color="#d4d4d4" loext:opacity="100%" style:font-name="Consolas" fo:font-size="12pt" fo:font-weight="normal" fo:background-color="#1e1e1e" loext:char-shading-value="0" style:font-weight-asian="bold" style:font-weight-complex="bold"/>
    </style:style>
    <style:style style:name="T71" style:family="text">
      <style:text-properties fo:color="#d4d4d4" loext:opacity="100%" fo:background-color="#1e1e1e" loext:char-shading-value="0"/>
    </style:style>
    <style:style style:name="T72" style:family="text">
      <style:text-properties fo:color="#d4d4d4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73" style:family="text">
      <style:text-properties fo:color="#d4d4d4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74" style:family="text">
      <style:text-properties fo:color="#d4d4d4" loext:opacity="100%" fo:font-weight="bold" fo:background-color="#1e1e1e" loext:char-shading-value="0" style:font-weight-asian="bold" style:font-weight-complex="bold"/>
    </style:style>
    <style:style style:name="T75" style:family="text">
      <style:text-properties fo:color="#b5cea8" loext:opacity="100%"/>
    </style:style>
    <style:style style:name="T76" style:family="text">
      <style:text-properties fo:color="#b5cea8" loext:opacity="100%" style:font-name="Consolas" fo:font-size="12pt" fo:font-weight="normal"/>
    </style:style>
    <style:style style:name="T77" style:family="text">
      <style:text-properties fo:color="#b5cea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78" style:family="text">
      <style:text-properties fo:color="#808080" loext:opacity="100%"/>
    </style:style>
    <style:style style:name="T79" style:family="text">
      <style:text-properties fo:color="#808080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80" style:family="text">
      <style:text-properties fo:color="#808080" loext:opacity="100%" style:font-name="Consolas" fo:font-size="12pt" fo:font-weight="normal"/>
    </style:style>
    <style:style style:name="T81" style:family="text">
      <style:text-properties fo:color="#808080" loext:opacity="100%" style:font-name="Consolas" fo:font-size="12pt" fo:font-weight="normal" fo:background-color="#1e1e1e" loext:char-shading-value="0"/>
    </style:style>
    <style:style style:name="T82" style:family="text">
      <style:text-properties officeooo:rsid="0025c4e3"/>
    </style:style>
    <style:style style:name="T83" style:family="text">
      <style:text-properties fo:color="#c586c0" loext:opacity="100%" style:font-name="Consolas" fo:font-size="12pt" fo:font-weight="normal"/>
    </style:style>
    <style:style style:name="T84" style:family="text">
      <style:text-properties officeooo:rsid="002bab3c"/>
    </style:style>
    <style:style style:name="T85" style:family="text">
      <style:text-properties fo:color="#00a933" loext:opacity="100%" style:font-name="Consolas" fo:font-size="12pt" fo:font-style="italic" fo:font-weight="normal" style:font-style-asian="italic" style:font-style-complex="italic"/>
    </style:style>
    <style:style style:name="T86" style:family="text">
      <style:text-properties fo:color="#00a933" loext:opacity="100%" style:font-name="Consolas" fo:font-size="12pt" fo:font-style="italic" fo:font-weight="normal" officeooo:rsid="002bab3c" style:font-style-asian="italic" style:font-style-complex="italic"/>
    </style:style>
    <style:style style:name="T87" style:family="text">
      <style:text-properties fo:color="#00a933" loext:opacity="100%" style:font-name="Consolas" fo:font-size="12pt" fo:font-style="normal" fo:font-weight="normal" officeooo:rsid="002bab3c" style:font-style-asian="normal" style:font-style-complex="normal"/>
    </style:style>
    <style:style style:name="T88" style:family="text">
      <style:text-properties fo:color="#00a933" loext:opacity="100%" style:font-name="Consolas" fo:font-size="12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Bizus</text:p>
      <text:p text:style-name="P1"/>
      <text:p text:style-name="P2"/>
      <text:p text:style-name="P35"><text:span text:style-name="T1">Primeira Obs.: </text:span>todo comando de <text:span text:style-name="T1">javaScript </text:span>tem q ser dentro da tag<text:span text:style-name="T1"> </text:span><text:span text:style-name="T7">&lt;script&gt;</text:span></text:p>
      <text:p text:style-name="P44"/>
      <text:p text:style-name="P36">Alguns Comandos</text:p>
      <text:p text:style-name="P36">Obs: o window é discricionário colocar ele</text:p>
      <text:p text:style-name="P45"/>
      <text:list xml:id="list4283180785" text:style-name="L1">
        <text:list-item>
          <text:p text:style-name="P87"><text:span text:style-name="T7">window.alert( ‘ </text:span><text:span text:style-name="T6">Mensagem </text:span><text:span text:style-name="T7"><text:s/>‘ )</text:span><text:span text:style-name="T6"> </text:span><text:s/>→ Vai aparecer uma mensagem como janela </text:p>
        </text:list-item>
        <text:list-item>
          <text:p text:style-name="P88"><text:span text:style-name="T7">window.confirm (‘ Mensagem “)</text:span> → Vai apaecer uma janela pra você da OK ou Cancel</text:p>
        </text:list-item>
        <text:list-item>
          <text:p text:style-name="P88"><text:span text:style-name="T7">window.prompt ( ‘ Mesangem ‘) </text:span>→ Vai aparecer uma tela pra você digitar</text:p>
        </text:list-item>
        <text:list-item>
          <text:p text:style-name="P89"><text:span text:style-name="T7">document.write ()</text:span> → vai escrever na tela principal</text:p>
        </text:list-item>
      </text:list>
      <text:p text:style-name="P5"/>
      <text:p text:style-name="P22">Variáveis :</text:p>
      <text:p text:style-name="P6"><text:span text:style-name="T1">Obs:</text:span> as variáveis no JS pode ter acentos, Letra maiúscula faz diferença, e <text:span text:style-name="T58">p</text:span>ode começar com s<text:span text:style-name="T11">í</text:span>mbolos.</text:p>
      <text:p text:style-name="P7">Obs: Para saber que tipo é a variável é só digitar typeof → que o node vai dizer</text:p>
      <text:p text:style-name="P5"/>
      <text:p text:style-name="P20">No JS tem alguns tipos de variáveis essas são as primitivas </text:p>
      <text:p text:style-name="P20"><draw:frame draw:style-name="fr1" draw:name="Figura1" text:anchor-type="char" svg:x="10.555cm" svg:y="0.238cm" svg:width="5.99cm" svg:height="2.457cm" draw:z-index="0"><draw:image xlink:href="Pictures/10000201000002FB00000139AB552F50070D10D8.png" xlink:type="simple" xlink:show="embed" xlink:actuate="onLoad" draw:mime-type="image/png"/></draw:frame></text:p>
      <text:p text:style-name="P6">aqui não é separada por Inteiro e Real</text:p>
      <text:p text:style-name="P6"/>
      <text:p text:style-name="P6"/>
      <text:p text:style-name="P6"/>
      <text:p text:style-name="P6"><draw:frame draw:style-name="fr1" draw:name="Figura2" text:anchor-type="char" svg:x="10.398cm" svg:y="0.45cm" svg:width="4.004cm" svg:height="2.983cm" draw:z-index="1"><draw:image xlink:href="Pictures/10000201000002020000017F5CA52F7FCB7BE724.png" xlink:type="simple" xlink:show="embed" xlink:actuate="onLoad" draw:mime-type="image/png"/></draw:frame></text:p>
      <text:p text:style-name="P6"/>
      <text:p text:style-name="P6"/>
      <text:p text:style-name="P14">Letras <text:s/>→ String</text:p>
      <text:p text:style-name="P6"/>
      <text:p text:style-name="P6"><draw:frame draw:style-name="fr2" draw:name="Figura4" text:anchor-type="char" svg:x="-0.993cm" svg:y="0.026cm" svg:width="3.614cm" svg:height="6.59cm" draw:z-index="3"><draw:image xlink:href="Pictures/10000201000001650000028B6E80100C77044966.png" xlink:type="simple" xlink:show="embed" xlink:actuate="onLoad" draw:mime-type="image/png"/></draw:frame></text:p>
      <text:p text:style-name="P6"/>
      <text:p text:style-name="P6"><draw:frame draw:style-name="fr1" draw:name="Figura3" text:anchor-type="char" svg:x="10.497cm" svg:y="0.392cm" svg:width="4.685cm" svg:height="2.237cm" draw:z-index="2"><draw:image xlink:href="Pictures/10000201000001E8000000E915070E1EC1D562B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7"><text:span text:style-name="T12">var</text:span> <text:span text:style-name="T20">nome</text:span> = <text:span text:style-name="T20">window</text:span>.<text:span text:style-name="T28">prompt</text:span>(<text:span text:style-name="T36">'Diga seu nome:'</text:span>) <text:span text:style-name="T44">// declarando variável e jogando valor nela</text:span></text:p>
      <text:p text:style-name="P42">       <text:span text:style-name="T21">window</text:span><text:span text:style-name="T47">.</text:span><text:span text:style-name="T29">alert</text:span><text:span text:style-name="T47">(</text:span><text:span text:style-name="T37">'Seja bem vindo '</text:span><text:span text:style-name="T47">+</text:span><text:span text:style-name="T21">nome</text:span><text:span text:style-name="T47">) </text:span><text:span text:style-name="T45">// concatenação o sinal +</text:span></text:p>
      <text:p text:style-name="P6"/>
      <text:p text:style-name="P8">tem que ter o sinal de +</text:p>
      <text:p text:style-name="P9"><text:soft-page-break/></text:p>
      <text:p text:style-name="P15">Declarando números nas variáveis e fazendo soma</text:p>
      <text:p text:style-name="P46"/>
      <text:p text:style-name="P46"/>
      <text:p text:style-name="P38"><text:span text:style-name="T12">var</text:span> <text:span text:style-name="T20">n1</text:span> = <text:span text:style-name="T20">window</text:span>.<text:span text:style-name="T28">prompt</text:span>(<text:span text:style-name="T36">'Digite um número:'</text:span>) <text:span text:style-name="T44">//O  prompt só absorve valor string</text:span></text:p>
      <text:p text:style-name="P42">       <text:span text:style-name="T13">var</text:span><text:span text:style-name="T47"> </text:span><text:span text:style-name="T21">n2</text:span><text:span text:style-name="T47"> = </text:span><text:span text:style-name="T21">window</text:span><text:span text:style-name="T47">.</text:span><text:span text:style-name="T29">prompt</text:span><text:span text:style-name="T47">(</text:span><text:span text:style-name="T37">'Digite outro número: '</text:span><text:span text:style-name="T47">) </text:span><text:span text:style-name="T45">// </text:span></text:p>
      <text:p text:style-name="P42">       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text:span text:style-name="T47"> </text:span><text:span text:style-name="T45">// se eu colocar 5 + 2 o resultado vai ser 52</text:span></text:p>
      <text:p text:style-name="P42">       <text:span text:style-name="T29">alert</text:span><text:span text:style-name="T47">(</text:span><text:span text:style-name="T37">'A soma dos valores é '</text:span><text:span text:style-name="T47"> + </text:span><text:span text:style-name="T21">s</text:span><text:span text:style-name="T47">)</text:span></text:p>
      <text:p text:style-name="P8"><text:s/></text:p>
      <text:p text:style-name="P8"/>
      <text:p text:style-name="P15">é necessário fazer a conversão de string para number <text:s/>tem 3 modos de fazer: </text:p>
      <text:p text:style-name="P15"/>
      <text:p text:style-name="P15"><draw:frame draw:style-name="fr2" draw:name="Figura5" text:anchor-type="char" svg:x="9.241cm" svg:y="0.127cm" svg:width="7.728cm" svg:height="4.163cm" draw:z-index="4"><draw:image xlink:href="Pictures/1000020100000184000000D1D89F2CDCCA40059C.png" xlink:type="simple" xlink:show="embed" xlink:actuate="onLoad" draw:mime-type="image/png"/></draw:frame></text:p>
      <text:p text:style-name="P15"/>
      <text:p text:style-name="P15">Number.parseInt(n) <text:span text:style-name="T8">é para inteiro</text:span></text:p>
      <text:p text:style-name="P9"/>
      <text:p text:style-name="P15">Number.parseFloat(n) <text:span text:style-name="T8">é para Real</text:span></text:p>
      <text:p text:style-name="P9"/>
      <text:p text:style-name="P15">Number(n)<text:span text:style-name="T8"> serve para os 2 é o mais prático</text:span></text:p>
      <text:p text:style-name="P9"/>
      <text:p text:style-name="P9"/>
      <text:p text:style-name="P15">alguns exemplos:<text:span text:style-name="T8"> </text:span></text:p>
      <text:p text:style-name="P9"/>
      <text:p text:style-name="P15">–Primeira Forma de conversão:</text:p>
      <text:p text:style-name="P9"/>
      <text:p text:style-name="P39"><text:span text:style-name="T16">var</text:span><text:span text:style-name="T52"> </text:span><text:span text:style-name="T24">n1</text:span><text:span text:style-name="T52"> = </text:span><text:span text:style-name="T54">Number</text:span><text:span text:style-name="T52">.</text:span><text:span text:style-name="T33">parseInt</text:span><text:span text:style-name="T52">( </text:span><text:span text:style-name="T24">window</text:span><text:span text:style-name="T52">.</text:span><text:span text:style-name="T33">prompt</text:span><text:span text:style-name="T52">(</text:span><text:span text:style-name="T40">'Digite um número:'</text:span><text:span text:style-name="T52">)) </text:span><text:span text:style-name="T46">//converte a string p/ number</text:span></text:p>
      <text:p text:style-name="P42">       <text:span text:style-name="T13">var</text:span><text:span text:style-name="T47"> </text:span><text:span text:style-name="T21">n2</text:span><text:span text:style-name="T47"> = </text:span><text:span text:style-name="T55">Number</text:span><text:span text:style-name="T47">.</text:span><text:span text:style-name="T29">parseInt</text:span><text:span text:style-name="T47"> (</text:span><text:span text:style-name="T21">window</text:span><text:span text:style-name="T47">.</text:span><text:span text:style-name="T29">prompt</text:span><text:span text:style-name="T47">(</text:span><text:span text:style-name="T37">'Digite outro número: '</text:span><text:span text:style-name="T47">))  </text:span></text:p>
      <text:p text:style-name="P42">       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text:span text:style-name="T47"> </text:span></text:p>
      <text:p text:style-name="P42">       <text:span text:style-name="T29">alert</text:span><text:span text:style-name="T47">(</text:span><text:span text:style-name="T37">'A soma dos valores é '</text:span><text:span text:style-name="T47"> + </text:span><text:span text:style-name="T21">s</text:span><text:span text:style-name="T47">)</text:span></text:p>
      <text:p text:style-name="P9"/>
      <text:p text:style-name="P15">–Segunda Forma de conversão:</text:p>
      <text:p text:style-name="P9"/>
      <text:p text:style-name="P39"><text:span text:style-name="T16">var</text:span><text:span text:style-name="T52"> </text:span><text:span text:style-name="T24">n1</text:span><text:span text:style-name="T52"> = </text:span><text:span text:style-name="T54">Number</text:span><text:span text:style-name="T52">.</text:span><text:span text:style-name="T33">parseFloat</text:span><text:span text:style-name="T52">( </text:span><text:span text:style-name="T24">window</text:span><text:span text:style-name="T52">.</text:span><text:span text:style-name="T33">prompt</text:span><text:span text:style-name="T52">(</text:span><text:span text:style-name="T40">'Digite um número:'</text:span><text:span text:style-name="T52">)) </text:span></text:p>
      <text:p text:style-name="P42">       <text:span text:style-name="T13">var</text:span><text:span text:style-name="T47"> </text:span><text:span text:style-name="T21">n2</text:span><text:span text:style-name="T47"> = </text:span><text:span text:style-name="T55">Number</text:span><text:span text:style-name="T47">.</text:span><text:span text:style-name="T29">parseFloat</text:span><text:span text:style-name="T47"> (</text:span><text:span text:style-name="T21">window</text:span><text:span text:style-name="T47">.</text:span><text:span text:style-name="T29">prompt</text:span><text:span text:style-name="T47">(</text:span><text:span text:style-name="T37">'Digite outro número: '</text:span><text:span text:style-name="T47">))  </text:span></text:p>
      <text:p text:style-name="P42">       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text:span text:style-name="T47"> </text:span></text:p>
      <text:p text:style-name="P42">       <text:span text:style-name="T29">alert</text:span><text:span text:style-name="T47">(</text:span><text:span text:style-name="T37">'A soma dos valores é '</text:span><text:span text:style-name="T47"> + </text:span><text:span text:style-name="T21">s</text:span><text:span text:style-name="T47">)</text:span></text:p>
      <text:p text:style-name="P9"/>
      <text:p text:style-name="P15">–Terceira Forma e a mais prática de conversão:<text:span text:style-name="T8"> </text:span></text:p>
      <text:p text:style-name="P9"/>
      <text:p text:style-name="P39"><text:span text:style-name="T16">var</text:span><text:span text:style-name="T52"> </text:span><text:span text:style-name="T24">n1</text:span><text:span text:style-name="T52"> = </text:span><text:span text:style-name="T54">Number</text:span><text:span text:style-name="T52">( </text:span><text:span text:style-name="T24">window</text:span><text:span text:style-name="T52">.</text:span><text:span text:style-name="T33">prompt</text:span><text:span text:style-name="T52">(</text:span><text:span text:style-name="T40">'Digite um número:'</text:span><text:span text:style-name="T52">)) </text:span></text:p>
      <text:p text:style-name="P42">       <text:span text:style-name="T13">var</text:span><text:span text:style-name="T47"> </text:span><text:span text:style-name="T21">n2</text:span><text:span text:style-name="T47"> = </text:span><text:span text:style-name="T55">Number</text:span><text:span text:style-name="T47">(</text:span><text:span text:style-name="T21">window</text:span><text:span text:style-name="T47">.</text:span><text:span text:style-name="T29">prompt</text:span><text:span text:style-name="T47">(</text:span><text:span text:style-name="T37">'Digite outro número: '</text:span><text:span text:style-name="T47">))  </text:span></text:p>
      <text:p text:style-name="P42">       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text:span text:style-name="T47"> </text:span></text:p>
      <text:p text:style-name="P42">       <text:span text:style-name="T29">alert</text:span><text:span text:style-name="T47">(</text:span><text:span text:style-name="T37">'A soma dos valores é '</text:span><text:span text:style-name="T47"> + </text:span><text:span text:style-name="T21">s</text:span><text:span text:style-name="T47">)</text:span></text:p>
      <text:p text:style-name="P9"/>
      <text:p text:style-name="P9"/>
      <text:p text:style-name="P9"><draw:frame draw:style-name="fr1" draw:name="Figura6" text:anchor-type="char" svg:x="10.934cm" svg:y="0.231cm" svg:width="5.637cm" svg:height="3.253cm" draw:z-index="5"><draw:image xlink:href="Pictures/1000020100000104000000969C8F1B6D3179A665.png" xlink:type="simple" xlink:show="embed" xlink:actuate="onLoad" draw:mime-type="image/png"/></draw:frame></text:p>
      <text:p text:style-name="P23">Para converter de Number &gt; String → </text:p>
      <text:p text:style-name="P11"/>
      <text:p text:style-name="P11"><text:soft-page-break/></text:p>
      <text:p text:style-name="P23">* Fomas de amostar os valores das variáveis:</text:p>
      <text:p text:style-name="P11"><draw:frame draw:style-name="fr1" draw:name="Figura7" text:anchor-type="char" svg:x="0.801cm" svg:y="0.249cm" svg:width="14.871cm" svg:height="7.223cm" draw:z-index="6"><draw:image xlink:href="Pictures/100002010000023200000111AE623AB2BC4DCFCE.png" xlink:type="simple" xlink:show="embed" xlink:actuate="onLoad" draw:mime-type="image/png"/></draw:frame></text:p>
      <text:p text:style-name="P11"/>
      <text:p text:style-name="P11"/>
      <text:p text:style-name="P16"><text:span text:style-name="T8">em vês de usar o </text:span>+var+<text:span text:style-name="T8"> pode colocar dentro do próprio texto entre </text:span><text:span text:style-name="T9">``</text:span> ${nome da variável} <text:span text:style-name="T8">é bem menos trabalhoso dessa forma. </text:span></text:p>
      <text:p text:style-name="P11"/>
      <text:p text:style-name="P17"><text:span text:style-name="T56">Obs : A escrita tem que estar entre </text:span><text:span text:style-name="T2">Crase</text:span><text:span text:style-name="T8"> </text:span></text:p>
      <text:p text:style-name="P12"/>
      <text:p text:style-name="P40"><text:span text:style-name="T16">var</text:span><text:span text:style-name="T52"> </text:span><text:span text:style-name="T24">n1</text:span><text:span text:style-name="T52"> = </text:span><text:span text:style-name="T54">Number</text:span><text:span text:style-name="T52">( </text:span><text:span text:style-name="T24">window</text:span><text:span text:style-name="T52">.</text:span><text:span text:style-name="T33">prompt</text:span><text:span text:style-name="T52">(</text:span><text:span text:style-name="T40">'Digite um número:'</text:span><text:span text:style-name="T52">)) </text:span></text:p>
      <text:p text:style-name="P42">       <text:span text:style-name="T13">var</text:span><text:span text:style-name="T47"> </text:span><text:span text:style-name="T21">n2</text:span><text:span text:style-name="T47"> = </text:span><text:span text:style-name="T55">Number</text:span><text:span text:style-name="T47">(</text:span><text:span text:style-name="T21">window</text:span><text:span text:style-name="T47">.</text:span><text:span text:style-name="T29">prompt</text:span><text:span text:style-name="T47">(</text:span><text:span text:style-name="T37">'Digite outro número: '</text:span><text:span text:style-name="T47">))  </text:span></text:p>
      <text:p text:style-name="P42">       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text:span text:style-name="T47"> </text:span></text:p>
      <text:p text:style-name="P42">       <text:span text:style-name="T29">alert</text:span><text:span text:style-name="T47">(</text:span><text:span text:style-name="T37">`A soma entre </text:span><text:span text:style-name="T13">${</text:span><text:span text:style-name="T21">n1</text:span><text:span text:style-name="T13">}</text:span><text:span text:style-name="T37"> e </text:span><text:span text:style-name="T13">${</text:span><text:span text:style-name="T21">n2</text:span><text:span text:style-name="T13">}</text:span><text:span text:style-name="T37"> é </text:span><text:span text:style-name="T13">${</text:span><text:span text:style-name="T21">s</text:span><text:span text:style-name="T13">}</text:span><text:span text:style-name="T37"> `</text:span><text:span text:style-name="T47">)</text:span></text:p>
      <text:p text:style-name="P12"/>
      <text:p text:style-name="P12"/>
      <text:p text:style-name="P12"/>
      <text:p text:style-name="P18">Comando Para Letras Maiúscula <text:s/>e Minuscula e contar qnts letras tem: </text:p>
      <text:p text:style-name="P10"/>
      <text:p text:style-name="P40"><text:span text:style-name="T16">var</text:span><text:span text:style-name="T52"> </text:span><text:span text:style-name="T24">nome</text:span><text:span text:style-name="T52"> = </text:span><text:span text:style-name="T24">window</text:span><text:span text:style-name="T52">.</text:span><text:span text:style-name="T33">prompt</text:span><text:span text:style-name="T52">(</text:span><text:span text:style-name="T40">`Digite seu nome: `</text:span><text:span text:style-name="T52">)</text:span></text:p>
      <text:p text:style-name="P42">       <text:span text:style-name="T21">document</text:span><text:span text:style-name="T47">.</text:span><text:span text:style-name="T29">write</text:span><text:span text:style-name="T47">(</text:span><text:span text:style-name="T37">`Olá, </text:span><text:span text:style-name="T13">${</text:span><text:span text:style-name="T21">nome</text:span><text:span text:style-name="T13">}</text:span><text:span text:style-name="T37">! seu nome tem </text:span><text:span text:style-name="T13">${</text:span><text:span text:style-name="T21">nome</text:span><text:span text:style-name="T47">.</text:span><text:span text:style-name="T57">length</text:span><text:span text:style-name="T13">}</text:span><text:span text:style-name="T37"> letras &lt;br&gt;`</text:span><text:span text:style-name="T47">)</text:span></text:p>
      <text:p text:style-name="P42">       <text:span text:style-name="T21">document</text:span><text:span text:style-name="T47">.</text:span><text:span text:style-name="T29">write</text:span><text:span text:style-name="T47"> (</text:span><text:span text:style-name="T37">`Seu nome em minusculo é </text:span><text:span text:style-name="T13">${</text:span><text:span text:style-name="T21">nome</text:span><text:span text:style-name="T47">.</text:span><text:span text:style-name="T29">toLowerCase</text:span><text:span text:style-name="T47">()</text:span><text:span text:style-name="T13">}</text:span><text:span text:style-name="T37"> &lt;br&gt;`</text:span><text:span text:style-name="T47">)</text:span></text:p>
      <text:p text:style-name="P42">       <text:span text:style-name="T21">document</text:span><text:span text:style-name="T47">.</text:span><text:span text:style-name="T29">write</text:span><text:span text:style-name="T47"> (</text:span><text:span text:style-name="T37">`Seu nome em maiúsculo é </text:span><text:span text:style-name="T13">${</text:span><text:span text:style-name="T21">nome</text:span><text:span text:style-name="T47">.</text:span><text:span text:style-name="T29">toUpperCase</text:span><text:span text:style-name="T47">()</text:span><text:span text:style-name="T13">}</text:span><text:span text:style-name="T37">`</text:span><text:span text:style-name="T47">)</text:span></text:p>
      <text:p text:style-name="P12"/>
      <text:p text:style-name="P12"/>
      <text:p text:style-name="P12"/>
      <text:p text:style-name="P12"/>
      <text:p text:style-name="P3">Formatação dos números</text:p>
      <text:p text:style-name="P3"><draw:frame draw:style-name="fr1" draw:name="Figura8" text:anchor-type="char" svg:x="11.569cm" svg:y="0.175cm" svg:width="6.826cm" svg:height="4.419cm" draw:z-index="7"><draw:image xlink:href="Pictures/1000020100000102000000A7CFBA0F52A95E384C.png" xlink:type="simple" xlink:show="embed" xlink:actuate="onLoad" draw:mime-type="image/png"/></draw:frame></text:p>
      <text:p text:style-name="P18">n1.toFixed(2) → <text:span text:style-name="T8"><text:s/></text:span><text:span text:style-name="T10">vai deixar com 2 casas decimais</text:span></text:p>
      <text:p text:style-name="P13"/>
      <text:p text:style-name="P19">n1.toFixed(2).replace(‘.’ , ‘,’) <text:span text:style-name="T8">→ vai transformar o </text:span>.<text:span text:style-name="T8"> em</text:span> ,</text:p>
      <text:p text:style-name="P19"/>
      <text:p text:style-name="P19"/>
      <text:p text:style-name="P54"><draw:frame draw:style-name="fr2" draw:name="Figura9" text:anchor-type="char" svg:x="6.087cm" svg:y="-0.926cm" svg:width="12.913cm" svg:height="4.604cm" draw:z-index="8"><draw:image xlink:href="Pictures/10000201000001E8000000AEA1B966E176DC2CD2.png" xlink:type="simple" xlink:show="embed" xlink:actuate="onLoad" draw:mime-type="image/png"/></draw:frame><text:soft-page-break/>aqui esses outros comandos</text:p>
      <text:p text:style-name="P19">é para aparecer em formato </text:p>
      <text:p text:style-name="P19">de moeda</text:p>
      <text:p text:style-name="P19"/>
      <text:p text:style-name="P52">esse LocaleString vai localizar</text:p>
      <text:p text:style-name="P53">um objeto.</text:p>
      <text:p text:style-name="P19"/>
      <text:p text:style-name="P19"/>
      <text:p text:style-name="P19"/>
      <text:p text:style-name="P19"/>
      <text:p text:style-name="P19"/>
      <text:p text:style-name="P26">Aritmética </text:p>
      <text:p text:style-name="P26"/>
      <text:p text:style-name="P27"><draw:frame draw:style-name="fr1" draw:name="Figura11" text:anchor-type="char" svg:x="10.479cm" svg:y="0.873cm" svg:width="5.833cm" svg:height="7.498cm" draw:z-index="10"><draw:image xlink:href="Pictures/1000020100000146000001A3CA503A40F00C5DD1.png" xlink:type="simple" xlink:show="embed" xlink:actuate="onLoad" draw:mime-type="image/png"/></draw:frame><draw:frame draw:style-name="fr2" draw:name="Figura10" text:anchor-type="char" svg:x="0.164cm" svg:y="0.82cm" svg:width="5.613cm" svg:height="8.795cm" draw:z-index="9"><draw:image xlink:href="Pictures/10000201000001560000021820CC21F3A6C2972A.png" xlink:type="simple" xlink:show="embed" xlink:actuate="onLoad" draw:mime-type="image/png"/></draw:frame><text:s text:c="3"/>OPERADORES <text:s text:c="44"/>PRECEDÊNCIA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INCREMENTO </text:p>
      <text:p text:style-name="P27"><draw:frame draw:style-name="fr1" draw:name="Figura12" text:anchor-type="char" svg:x="0.43cm" svg:y="0.45cm" svg:width="8.625cm" svg:height="6.112cm" draw:z-index="11"><draw:image xlink:href="Pictures/1000020100000146000000E70AD6CF2B127A5B5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tab/><draw:frame draw:style-name="fr1" draw:name="Figura13" text:anchor-type="char" svg:x="0.997cm" svg:y="1.826cm" svg:width="2.572cm" svg:height="9.484cm" draw:z-index="12"><draw:image xlink:href="Pictures/10000201000000900000021303124CDD1483929D.png" xlink:type="simple" xlink:show="embed" xlink:actuate="onLoad" draw:mime-type="image/png"/></draw:frame><text:span text:style-name="T59">OPERADORES LÓGICOS</text:span></text:p>
      <text:p text:style-name="P27"/>
      <text:p text:style-name="P28"><draw:frame draw:style-name="fr1" draw:name="Figura14" text:anchor-type="char" svg:x="4.479cm" svg:y="0.915cm" svg:width="5.828cm" svg:height="4.905cm" draw:z-index="13"><draw:image xlink:href="Pictures/100002010000018E0000014FFBA7C8ACE7036F52.png" xlink:type="simple" xlink:show="embed" xlink:actuate="onLoad" draw:mime-type="image/png"/></draw:frame><draw:frame draw:style-name="fr1" draw:name="Figura15" text:anchor-type="char" svg:x="11.218cm" svg:y="1.244cm" svg:width="6.523cm" svg:height="5.944cm" draw:z-index="14"><draw:image xlink:href="Pictures/10000201000001A10000017CA39587A49165A137.png" xlink:type="simple" xlink:show="embed" xlink:actuate="onLoad" draw:mime-type="image/png"/></draw:frame><text:s text:c="19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Obs.: esse aqui mostra</text:p>
      <text:p text:style-name="P29">que 5 number é igual a 5 string</text:p>
      <text:p text:style-name="P29">porém eles não são idênticos,</text:p>
      <text:p text:style-name="P29">para saber se eles são idênticos</text:p>
      <text:p text:style-name="P29">usa o operado ===</text:p>
      <text:p text:style-name="P29"/>
      <text:p text:style-name="P30">PRECEDÊNCIA GERAL</text:p>
      <text:p text:style-name="P29"><draw:frame draw:style-name="fr1" draw:name="Figura16" text:anchor-type="char" svg:x="-0.504cm" svg:y="0.476cm" svg:width="6.316cm" svg:height="7.736cm" draw:z-index="15"><draw:image xlink:href="Pictures/100002010000017A000001CFF2DE50122542EADA.png" xlink:type="simple" xlink:show="embed" xlink:actuate="onLoad" draw:mime-type="image/png"/></draw:frame><draw:frame draw:style-name="fr1" draw:name="Figura17" text:anchor-type="char" svg:x="6.558cm" svg:y="0.279cm" svg:width="12.442cm" svg:height="1.917cm" draw:z-index="16"><draw:image xlink:href="Pictures/100002010000037900000089CE734398BFD6B59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2">Obs: esse daqui de cima mostra uma lógica</text:p>
      <text:p text:style-name="P32">montada que funciona desse modo:</text:p>
      <text:p text:style-name="P32">na primeira parte digita a lógica, se ela for </text:p>
      <text:p text:style-name="P32">verdadeira vai amostrar o aprovado se não</text:p>
      <text:p text:style-name="P32">vai amostrar o reprovado.</text:p>
      <text:p text:style-name="P32"/>
      <text:p text:style-name="P32">Também pode declarar <text:s/>a variável antes para adquirir o resultado final por ex:</text:p>
      <text:p text:style-name="P32"/>
      <text:p text:style-name="P32">var nota = media&gt;=7? “aprovado”:”reprovado”</text:p>
      <text:p text:style-name="P31"/>
      <text:p text:style-name="P31"/>
      <text:p text:style-name="P33"/>
      <text:p text:style-name="P33"/>
      <text:p text:style-name="P33"/>
      <text:p text:style-name="P33"/>
      <text:p text:style-name="P4"><text:soft-page-break/>DOM</text:p>
      <text:p text:style-name="P4"/>
      <text:p text:style-name="P24"><text:span text:style-name="T60">Algumas tags com o DOM → <text:s text:c="2"/></text:span><text:span text:style-name="T30">getElementsByTagName</text:span><text:span text:style-name="T60"> Essa tag seleciona alguns elementos do html pode ser Id, Class, P, div, h1, body tanto faz.</text:span></text:p>
      <text:p text:style-name="P24"><text:span text:style-name="T60"><text:s/>Exemplo na prática dele → <text:s text:c="2"/></text:span><text:span text:style-name="T15">var</text:span><text:span text:style-name="T69"> </text:span><text:span text:style-name="T23">p1</text:span><text:span text:style-name="T69"> = </text:span><text:span text:style-name="T23">window</text:span><text:span text:style-name="T69">.</text:span><text:span text:style-name="T23">document</text:span><text:span text:style-name="T69">.</text:span><text:span text:style-name="T31">getElementsByTagName</text:span><text:span text:style-name="T69">(</text:span><text:span text:style-name="T38">'p'</text:span><text:span text:style-name="T69">)[</text:span><text:span text:style-name="T77">0</text:span><text:span text:style-name="T69">]</text:span></text:p>
      <text:p text:style-name="P43">        <text:span text:style-name="T21">p1</text:span><text:span text:style-name="T47">.</text:span><text:span text:style-name="T57">style</text:span><text:span text:style-name="T47">.</text:span><text:span text:style-name="T21">color</text:span><text:span text:style-name="T47"> = </text:span><text:span text:style-name="T37">'blue'</text:span></text:p>
      <text:p text:style-name="P48"><text:span text:style-name="T71">        </text:span><text:span text:style-name="T22">window</text:span><text:span text:style-name="T68">.</text:span><text:span text:style-name="T22">document</text:span><text:span text:style-name="T68">.</text:span><text:span text:style-name="T30">write</text:span><text:span text:style-name="T68">(</text:span><text:span text:style-name="T22">p1</text:span><text:span text:style-name="T68">.</text:span><text:span text:style-name="T22">innerText</text:span><text:span text:style-name="T68">) </text:span><text:span text:style-name="T62"><text:s text:c="2"/>Primeiro foi criado uma variável </text:span><text:span text:style-name="T4">p1</text:span><text:span text:style-name="T62">, depois foi atribuído para ela a tag </text:span><text:span text:style-name="T4">P</text:span><text:span text:style-name="T62"> através do comando </text:span><text:span text:style-name="T4">window.document.getElementsByTagName(‘p’) [0]</text:span><text:span text:style-name="T62"> <text:s/>→ esse </text:span><text:span text:style-name="T4">‘p’</text:span><text:span text:style-name="T62"> é dizendo a tag e o </text:span><text:span text:style-name="T4">[0]</text:span><text:span text:style-name="T62"> a posição dela a </text:span><text:span text:style-name="T4">[0]</text:span><text:span text:style-name="T62"> é a primeira </text:span><text:span text:style-name="T4">[1]</text:span><text:span text:style-name="T62"> a segunda e assim por diante </text:span></text:p>
      <text:p text:style-name="P25"/>
      <text:p text:style-name="P48"><text:span text:style-name="T62"><text:s/>a ultima linha do comando </text:span><text:span text:style-name="T4">window.document.write</text:span><text:span text:style-name="T62"> <text:s/>é para escrever </text:span><text:span text:style-name="T4">(p1.innerText)</text:span><text:span text:style-name="T62"> vai aparecer o que tem escrito no </text:span><text:span text:style-name="T4">p</text:span><text:span text:style-name="T62">, se colocasse só o </text:span><text:span text:style-name="T4">p1</text:span><text:span text:style-name="T62"> <text:s/>iria aparecer o tipo do </text:span><text:span text:style-name="T4">p</text:span><text:span text:style-name="T62">, por isso o </text:span><text:span text:style-name="T4">innerText </text:span><text:span text:style-name="T62">foi inserido pra amostrar o que tem escrito realmente no </text:span><text:span text:style-name="T4">p</text:span><text:span text:style-name="T62"> . <text:line-break/></text:span></text:p>
      <text:p text:style-name="P49"><text:span text:style-name="T62">O</text:span><text:span text:style-name="T61">bs: O </text:span><text:span text:style-name="T3">innerText</text:span><text:span text:style-name="T61"> ele só puxa o texto, o </text:span><text:span text:style-name="T3">innerHTML</text:span><text:span text:style-name="T61"> puxa tudo até as formatações </text:span></text:p>
      <text:p text:style-name="P25"><text:s/></text:p>
      <text:p text:style-name="P49"><text:span text:style-name="T62">n</text:span><text:span text:style-name="T61">a linha </text:span><text:span text:style-name="T3">p1.style.color = ‘blue’ </text:span><text:span text:style-name="T61"><text:s text:c="2"/>→ vai alterar a cor do texto para azul</text:span></text:p>
      <text:p text:style-name="P25"/>
      <text:p text:style-name="P71"><text:span text:style-name="T62">O</text:span><text:span text:style-name="T63">utro exemplo: <text:s text:c="2"/></text:span><text:span text:style-name="T17">var</text:span><text:span text:style-name="T72"> </text:span><text:span text:style-name="T25">corpo</text:span><text:span text:style-name="T72"> = </text:span><text:span text:style-name="T25">window</text:span><text:span text:style-name="T72">.</text:span><text:span text:style-name="T25">document</text:span><text:span text:style-name="T72">.</text:span><text:span text:style-name="T25">body</text:span></text:p>
      <text:p text:style-name="P72">        <text:span text:style-name="T21">corpo</text:span><text:span text:style-name="T47">.</text:span><text:span text:style-name="T57">style</text:span><text:span text:style-name="T47">.</text:span><text:span text:style-name="T21">backgroundColor</text:span><text:span text:style-name="T47"> = </text:span><text:span text:style-name="T37">'gray'</text:span></text:p>
      <text:p text:style-name="P67"><text:span text:style-name="T61"><text:s/>Nesse exemplo foi criado a variável corpo e depois foi atribuída à ela o </text:span><text:span text:style-name="T3">body</text:span><text:span text:style-name="T61">.</text:span></text:p>
      <text:p text:style-name="P68"><text:span text:style-name="T61">Na segunda linha foi mudada a cor do </text:span><text:span text:style-name="T3">background</text:span><text:span text:style-name="T61"> do </text:span><text:span text:style-name="T3">body</text:span><text:span text:style-name="T61"> para cinza</text:span></text:p>
      <text:p text:style-name="P69"/>
      <text:p text:style-name="P69"/>
      <text:p text:style-name="P70">OBS GERAL: </text:p>
      <text:p text:style-name="P70">o getElement pode ser por Nome, Class, id, Seletor <text:s/>e Marca</text:p>
      <text:p text:style-name="P69"><draw:frame draw:style-name="fr1" draw:name="Figura18" text:anchor-type="char" svg:x="0.146cm" svg:y="0.556cm" svg:width="7.13cm" svg:height="7.112cm" draw:z-index="17"><draw:image xlink:href="Pictures/100002010000019800000197C4ADDFB2EE6BDA9D.png" xlink:type="simple" xlink:show="embed" xlink:actuate="onLoad" draw:mime-type="image/png"/></draw:frame><draw:frame draw:style-name="fr2" draw:name="Figura19" text:anchor-type="char" svg:x="9.88cm" svg:y="0.152cm" svg:width="6.66cm" svg:height="8.167cm" draw:z-index="18"><draw:image xlink:href="Pictures/100002010000016B000001BDF16D95866CA34D89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0"/>
      <text:p text:style-name="P61"><text:soft-page-break/>Por seletor é Melhor pelo querySelector()</text:p>
      <text:p text:style-name="P61"/>
      <text:p text:style-name="P62">outro exemplo: </text:p>
      <text:p text:style-name="P58"><text:span text:style-name="T64"><text:s text:c="2"/></text:span><text:span text:style-name="T79">&lt;</text:span><text:span text:style-name="T18">div</text:span><text:span text:style-name="T73"> </text:span><text:span text:style-name="T26">id</text:span><text:span text:style-name="T73">=</text:span><text:span text:style-name="T42">"msg"</text:span><text:span text:style-name="T79">&gt;</text:span><text:span text:style-name="T73">Clique em Mim</text:span><text:span text:style-name="T79">&lt;/</text:span><text:span text:style-name="T18">div</text:span><text:span text:style-name="T79">&gt;</text:span></text:p>
      <text:p text:style-name="P58"><text:span text:style-name="T64"><text:s text:c="2"/></text:span><text:span text:style-name="T17">var</text:span><text:span text:style-name="T72"> </text:span><text:span text:style-name="T25">d</text:span><text:span text:style-name="T72"> = </text:span><text:span text:style-name="T25">window</text:span><text:span text:style-name="T72">.</text:span><text:span text:style-name="T25">document</text:span><text:span text:style-name="T72">.</text:span><text:span text:style-name="T34">querySelector</text:span><text:span text:style-name="T72">(</text:span><text:span text:style-name="T41">'div#msg'</text:span><text:span text:style-name="T72">)</text:span></text:p>
      <text:p text:style-name="P57"><text:span text:style-name="T64"><text:s text:c="2"/></text:span><text:span text:style-name="T25">d</text:span><text:span text:style-name="T72">.</text:span><text:span text:style-name="T25">style</text:span><text:span text:style-name="T72">.</text:span><text:span text:style-name="T25">color</text:span><text:span text:style-name="T72"> = </text:span><text:span text:style-name="T41">'red'</text:span><text:span text:style-name="T64"> <text:s/>Mesma síntese, </text:span><text:span text:style-name="T65">porém foi usada como uma id</text:span></text:p>
      <text:p text:style-name="P63"/>
      <text:p text:style-name="P63"/>
      <text:p text:style-name="P64">O PORQUE USAR O WINDOW.DOCUMENT</text:p>
      <text:p text:style-name="P64">ÁRVORE DOM</text:p>
      <text:p text:style-name="P64"><draw:frame draw:style-name="fr1" draw:name="Figura20" text:anchor-type="char" svg:x="4.002cm" svg:y="0.344cm" svg:width="10.003cm" svg:height="15.03cm" draw:z-index="19"><draw:image xlink:href="Pictures/10000201000001A80000027DE93ADC42A7409E03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59"><text:span text:style-name="T66">Site para Event Referents no DOM → </text:span><text:a xlink:type="simple" xlink:href="https://developer.mozilla.org/pt-BR/docs/Web/Events" text:style-name="Internet_20_link" text:visited-style-name="Visited_20_Internet_20_Link">Event reference | MDN (mozilla.org)</text:a> </text:p>
      <text:p text:style-name="P59"/>
      <text:p text:style-name="P59"/>
      <text:p text:style-name="P59"/>
      <text:p text:style-name="P59"/>
      <text:p text:style-name="P65"><text:soft-page-break/>Criando Conteúdos na Div interativo através do function </text:p>
      <text:p text:style-name="P65"/>
      <text:p text:style-name="P66"/>
      <text:list xml:id="list943860643" text:style-name="L2">
        <text:list-item>
          <text:p text:style-name="P90"><text:s/>Primeiro cria a Div e configura ela no CSS</text:p>
        </text:list-item>
        <text:list-item>
          <text:p text:style-name="P90"><text:s/>Depois cria um ID pra ela</text:p>
        </text:list-item>
        <text:list-item>
          <text:p text:style-name="P90"><text:s/>Ativa as funções na própria div</text:p>
        </text:list-item>
        <text:list-item>
          <text:p text:style-name="P93"><text:span text:style-name="T78">&lt;</text:span><text:span text:style-name="T12">div</text:span> <text:span text:style-name="T20">id</text:span>=<text:span text:style-name="T36">"area"</text:span> <text:span text:style-name="T20">onclick</text:span>=<text:span text:style-name="T36">"</text:span><text:span text:style-name="T28">clicar</text:span><text:span text:style-name="T36">()"</text:span> <text:span text:style-name="T20">onmouseenter</text:span>=<text:span text:style-name="T36">"</text:span><text:span text:style-name="T28">entrou</text:span><text:span text:style-name="T36">()"</text:span> <text:span text:style-name="T20">onmouseout</text:span>=<text:span text:style-name="T36">"</text:span><text:span text:style-name="T28">saiu</text:span><text:span text:style-name="T36">()"</text:span><text:span text:style-name="T78">&gt;</text:span></text:p>
        </text:list-item>
      </text:list>
      <text:p text:style-name="P42"><text:s/>        <text:s text:c="10"/><text:span text:style-name="T47">Interaja</text:span></text:p>
      <text:p text:style-name="P42">    <text:s text:c="10"/><text:span text:style-name="T80">&lt;/</text:span><text:span text:style-name="T13">div</text:span><text:span text:style-name="T80">&gt;</text:span></text:p>
      <text:list xml:id="list234835183165822" text:continue-numbering="true" text:style-name="L2">
        <text:list-item>
          <text:p text:style-name="P92"><text:span text:style-name="T5">onclick=”clicar()”</text:span> → <text:span text:style-name="T1">Esse aqui é para click, o nome clicar eu que dei</text:span></text:p>
        </text:list-item>
        <text:list-item>
          <text:p text:style-name="P92"><text:span text:style-name="T5">onmouseenter=”entrou()”</text:span> → <text:span text:style-name="T1">Esse é para quando o mouse passar por cima</text:span> <text:span text:style-name="T1">o nome entrou eu que dei</text:span></text:p>
        </text:list-item>
        <text:list-item>
          <text:p text:style-name="P92"><text:span text:style-name="T5">onmouseout=”saiu()”</text:span> → <text:span text:style-name="T1">Esse é para quando o mouse sair</text:span></text:p>
        </text:list-item>
        <text:list-item>
          <text:p text:style-name="P90">Depois abre a tag Script </text:p>
        </text:list-item>
        <text:list-item>
          <text:p text:style-name="P90">e cria uma variável e nessa variável atribui ela o id=”area”</text:p>
        </text:list-item>
        <text:list-item>
          <text:p text:style-name="P99"><text:span text:style-name="T19">var</text:span><text:span text:style-name="T1"> </text:span><text:span text:style-name="T27">a</text:span><text:span text:style-name="T1"> = </text:span><text:span text:style-name="T27">document</text:span><text:span text:style-name="T1">.</text:span><text:span text:style-name="T35">querySelector</text:span><text:span text:style-name="T1">(</text:span><text:span text:style-name="T43">'div#area'</text:span><text:span text:style-name="T1">)</text:span></text:p>
        </text:list-item>
        <text:list-item>
          <text:p text:style-name="P100">pode ser pelo getElementId, tanto faz, se for por esse é só colocar (‘area”)</text:p>
        </text:list-item>
        <text:list-item>
          <text:p text:style-name="P101">Agora é só criar as function e chamar elas</text:p>
        </text:list-item>
        <text:list-item>
          <text:p text:style-name="P102"><text:span text:style-name="T19">function</text:span><text:span text:style-name="T1"> </text:span><text:span text:style-name="T35">clicar</text:span><text:span text:style-name="T1">() </text:span></text:p>
        </text:list-item>
      </text:list>
      <text:p text:style-name="P42">        <text:span text:style-name="T47">{            </text:span></text:p>
      <text:p text:style-name="P42">            <text:span text:style-name="T21">a</text:span><text:span text:style-name="T47">.</text:span><text:span text:style-name="T21">innerText</text:span><text:span text:style-name="T47"> =</text:span><text:span text:style-name="T37">'Clicou!'</text:span></text:p>
      <text:p text:style-name="P42">            <text:span text:style-name="T21">a</text:span><text:span text:style-name="T47">.</text:span><text:span text:style-name="T21">style</text:span><text:span text:style-name="T47">.</text:span><text:span text:style-name="T21">background</text:span><text:span text:style-name="T47"> = </text:span><text:span text:style-name="T37">'red'</text:span></text:p>
      <text:p text:style-name="P42">        <text:span text:style-name="T47">}</text:span></text:p>
      <text:list xml:id="list234834929215262" text:continue-numbering="true" text:style-name="L2">
        <text:list-item>
          <text:p text:style-name="P101"><text:s/>essa function quando clicar em cima da div vai aparecer Clicou e dps vai ficar o fundo vermelho</text:p>
        </text:list-item>
        <text:list-item>
          <text:p text:style-name="P102"><text:span text:style-name="T19">function</text:span><text:span text:style-name="T1"> </text:span><text:span text:style-name="T35">entrou</text:span><text:span text:style-name="T1">() {</text:span></text:p>
        </text:list-item>
      </text:list>
      <text:p text:style-name="P42">            <text:span text:style-name="T21">a</text:span><text:span text:style-name="T47">.</text:span><text:span text:style-name="T21">innerText</text:span><text:span text:style-name="T47"> = </text:span><text:span text:style-name="T37">'Entrou'</text:span></text:p>
      <text:p text:style-name="P42">        <text:span text:style-name="T47">}</text:span></text:p>
      <text:list xml:id="list234835428224529" text:continue-numbering="true" text:style-name="L2">
        <text:list-item>
          <text:p text:style-name="P101">nessa function quando o mouse passar pela div vai aparecer <text:s/>Entrou</text:p>
        </text:list-item>
        <text:list-item>
          <text:p text:style-name="P102"><text:span text:style-name="T19">function</text:span><text:span text:style-name="T1"> </text:span><text:span text:style-name="T35">saiu</text:span><text:span text:style-name="T1">() {</text:span></text:p>
        </text:list-item>
      </text:list>
      <text:p text:style-name="P42">            <text:span text:style-name="T21">a</text:span><text:span text:style-name="T47">.</text:span><text:span text:style-name="T21">innerText</text:span><text:span text:style-name="T47"> = </text:span><text:span text:style-name="T37">'Saiu'</text:span></text:p>
      <text:p text:style-name="P42">            <text:span text:style-name="T21">a</text:span><text:span text:style-name="T47">.</text:span><text:span text:style-name="T21">style</text:span><text:span text:style-name="T47">.</text:span><text:span text:style-name="T21">background</text:span><text:span text:style-name="T47"> = </text:span><text:span text:style-name="T37">'rgb(46, 145, 46)'</text:span></text:p>
      <text:p text:style-name="P42">        <text:span text:style-name="T47">}</text:span></text:p>
      <text:list xml:id="list234833716060073" text:continue-numbering="true" text:style-name="L2">
        <text:list-item>
          <text:p text:style-name="P101">Nessa última, quando o mouse sair vai aparecer Saiu e o background vai voltar a cor de antes </text:p>
        </text:list-item>
      </text:list>
      <text:p text:style-name="P74"/>
      <text:p text:style-name="P74"/>
      <text:p text:style-name="P74">Pode ser Feito também pelo próprio Script sem colocar na tag Div</text:p>
      <text:p text:style-name="P73"><text:span text:style-name="T67"><text:s/></text:span><text:span text:style-name="T74"> </text:span><text:span text:style-name="T32">addEventListener</text:span><text:span text:style-name="T70">(</text:span><text:span text:style-name="T39">"click"</text:span><text:span text:style-name="T70">, </text:span><text:span text:style-name="T32">clicar</text:span><text:span text:style-name="T70">)</text:span></text:p>
      <text:p text:style-name="P42">        <text:span text:style-name="T29">addEventListener</text:span><text:span text:style-name="T47">(</text:span><text:span text:style-name="T37">"mouseenter"</text:span><text:span text:style-name="T47">, </text:span><text:span text:style-name="T29">entra</text:span><text:span text:style-name="T47">)</text:span></text:p>
      <text:p text:style-name="P42">        <text:span text:style-name="T29">addEventListener</text:span><text:span text:style-name="T47">(</text:span><text:span text:style-name="T37">"mouseout"</text:span><text:span text:style-name="T47">, </text:span><text:span text:style-name="T29">saiu</text:span><text:span text:style-name="T47">)</text:span></text:p>
      <text:p text:style-name="P21"><text:soft-page-break/>É só criar escrever o comando addEventListerner(“aqui vai o comando”, aqui o nome da função que você criar)</text:p>
      <text:p text:style-name="P21">depois só chamar na função</text:p>
      <text:p text:style-name="P21"/>
      <text:p text:style-name="P21">Obs.: desse metódo o mouseenter não tá indo</text:p>
      <text:p text:style-name="P21"/>
      <text:p text:style-name="P21"/>
      <text:p text:style-name="P21"/>
      <text:p text:style-name="P34">COLETANDO DOIS NÚMEROS E SOMANDO</text:p>
      <text:p text:style-name="P34"/>
      <text:list xml:id="list2322033217" text:style-name="L3">
        <text:list-item>
          <text:p text:style-name="P91">Primeiro cria <text:s/>a Tag Input number no HTML </text:p>
        </text:list-item>
        <text:list-item>
          <text:p text:style-name="P94"><text:span text:style-name="T78">&lt;</text:span><text:span text:style-name="T12">input</text:span> <text:span text:style-name="T20">type</text:span>=<text:span text:style-name="T36">"number"</text:span> <text:span text:style-name="T20">name</text:span>=<text:span text:style-name="T36">"txtn1"</text:span> <text:span text:style-name="T20">id</text:span>=<text:span text:style-name="T36">"txtn1"</text:span><text:span text:style-name="T78">&gt;</text:span> +</text:p>
        </text:list-item>
      </text:list>
      <text:p text:style-name="P42">    <text:span text:style-name="T80">&lt;</text:span><text:span text:style-name="T13">input</text:span><text:span text:style-name="T47"> </text:span><text:span text:style-name="T21">type</text:span><text:span text:style-name="T47">=</text:span><text:span text:style-name="T37">"number"</text:span><text:span text:style-name="T47"> </text:span><text:span text:style-name="T21">name</text:span><text:span text:style-name="T47">=</text:span><text:span text:style-name="T37">"txtn2"</text:span><text:span text:style-name="T47"> </text:span><text:span text:style-name="T21">id</text:span><text:span text:style-name="T47">=</text:span><text:span text:style-name="T37">"txtn2"</text:span><text:span text:style-name="T80">&gt;</text:span></text:p>
      <text:p text:style-name="P42">    <text:span text:style-name="T80">&lt;</text:span><text:span text:style-name="T13">input</text:span><text:span text:style-name="T47"> </text:span><text:span text:style-name="T21">type</text:span><text:span text:style-name="T47">=</text:span><text:span text:style-name="T37">"button"</text:span><text:span text:style-name="T47"> </text:span><text:span text:style-name="T21">value</text:span><text:span text:style-name="T47">=</text:span><text:span text:style-name="T37">"Somar"</text:span><text:span text:style-name="T47"> </text:span><text:span text:style-name="T21">onclick</text:span><text:span text:style-name="T47">=</text:span><text:span text:style-name="T37">"</text:span><text:span text:style-name="T29">somar</text:span><text:span text:style-name="T37">()"</text:span><text:span text:style-name="T80">&gt;</text:span></text:p>
      <text:p text:style-name="P42">    <text:span text:style-name="T80">&lt;</text:span><text:span text:style-name="T13">div</text:span><text:span text:style-name="T47"> </text:span><text:span text:style-name="T21">id</text:span><text:span text:style-name="T47">=</text:span><text:span text:style-name="T37">"res"</text:span><text:span text:style-name="T80">&gt;&lt;/</text:span><text:span text:style-name="T13">div</text:span><text:span text:style-name="T80">&gt;</text:span></text:p>
      <text:list xml:id="list234834923841733" text:continue-numbering="true" text:style-name="L3">
        <text:list-item>
          <text:p text:style-name="P91"><text:s/>name é só um nome dado pra ela, o id é uq interessa mais</text:p>
        </text:list-item>
        <text:list-item>
          <text:p text:style-name="P91">tem vários tipos de input no último input coloca o button que é o de botão</text:p>
        </text:list-item>
        <text:list-item>
          <text:p text:style-name="P91">Na tag input button cria a função de click e chama a função eu dei o nome de somar()</text:p>
        </text:list-item>
        <text:list-item>
          <text:p text:style-name="P94"><text:span text:style-name="T78">&lt;</text:span><text:span text:style-name="T12">script</text:span><text:span text:style-name="T78">&gt;</text:span>        </text:p>
        </text:list-item>
      </text:list>
      <text:p text:style-name="P42">        <text:span text:style-name="T13">function</text:span><text:span text:style-name="T47"> </text:span><text:span text:style-name="T29">somar</text:span><text:span text:style-name="T47">() {</text:span></text:p>
      <text:p text:style-name="P42">            <text:span text:style-name="T13">var</text:span><text:span text:style-name="T47"> </text:span><text:span text:style-name="T21">tn1</text:span><text:span text:style-name="T47"> = </text:span><text:span text:style-name="T21">document</text:span><text:span text:style-name="T47">.</text:span><text:span text:style-name="T29">getElementById</text:span><text:span text:style-name="T47">(</text:span><text:span text:style-name="T37">'txtn1'</text:span><text:span text:style-name="T47">)</text:span></text:p>
      <text:p text:style-name="P42">            <text:span text:style-name="T13">var</text:span><text:span text:style-name="T47"> </text:span><text:span text:style-name="T21">tn2</text:span><text:span text:style-name="T47"> = </text:span><text:span text:style-name="T21">document</text:span><text:span text:style-name="T47">.</text:span><text:span text:style-name="T29">querySelector</text:span><text:span text:style-name="T47">(</text:span><text:span text:style-name="T37">'input#txtn2'</text:span><text:span text:style-name="T47">)</text:span></text:p>
      <text:p text:style-name="P42">            <text:span text:style-name="T13">var</text:span><text:span text:style-name="T47"> </text:span><text:span text:style-name="T21">res</text:span><text:span text:style-name="T47"> = </text:span><text:span text:style-name="T21">document</text:span><text:span text:style-name="T47">.</text:span><text:span text:style-name="T29">querySelector</text:span><text:span text:style-name="T47">(</text:span><text:span text:style-name="T37">'div#res'</text:span><text:span text:style-name="T47">)</text:span></text:p>
      <text:p text:style-name="P42">            <text:span text:style-name="T13">var</text:span><text:span text:style-name="T47"> </text:span><text:span text:style-name="T21">n1</text:span><text:span text:style-name="T47"> = </text:span><text:span text:style-name="T55">Number</text:span><text:span text:style-name="T47">(</text:span><text:span text:style-name="T21">tn1</text:span><text:span text:style-name="T47">.</text:span><text:span text:style-name="T21">value</text:span><text:span text:style-name="T47">)</text:span></text:p>
      <text:p text:style-name="P42">            <text:span text:style-name="T13">var</text:span><text:span text:style-name="T47"> </text:span><text:span text:style-name="T21">n2</text:span><text:span text:style-name="T47"> = </text:span><text:span text:style-name="T55">Number</text:span><text:span text:style-name="T47">(</text:span><text:span text:style-name="T21">tn2</text:span><text:span text:style-name="T47">.</text:span><text:span text:style-name="T21">value</text:span><text:span text:style-name="T47">)</text:span></text:p>
      <text:p text:style-name="P42">            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/text:p>
      <text:p text:style-name="P42">            <text:span text:style-name="T21">res</text:span><text:span text:style-name="T47">.</text:span><text:span text:style-name="T21">innerText</text:span><text:span text:style-name="T47"> = </text:span><text:span text:style-name="T37">` A soma entre </text:span><text:span text:style-name="T13">${</text:span><text:span text:style-name="T21">n1</text:span><text:span text:style-name="T13">}</text:span><text:span text:style-name="T37"> e </text:span><text:span text:style-name="T13">${</text:span><text:span text:style-name="T21">n2</text:span><text:span text:style-name="T13">}</text:span><text:span text:style-name="T37"> o resultado é </text:span><text:span text:style-name="T13">${</text:span><text:span text:style-name="T21">s</text:span><text:span text:style-name="T13">}</text:span><text:span text:style-name="T37">`</text:span></text:p>
      <text:p text:style-name="P42">        <text:span text:style-name="T47">}</text:span></text:p>
      <text:p text:style-name="P42">    <text:span text:style-name="T80">&lt;/</text:span><text:span text:style-name="T13">script</text:span><text:span text:style-name="T80">&gt;</text:span></text:p>
      <text:list xml:id="list234835381410517" text:continue-numbering="true" text:style-name="L3">
        <text:list-item>
          <text:p text:style-name="P91">no script cria a function e chama o nome somar()</text:p>
        </text:list-item>
        <text:list-item>
          <text:p text:style-name="P91">cria as variáveis para cada input <text:s/>e atribui para elas os Id criado nos input</text:p>
        </text:list-item>
        <text:list-item>
          <text:p text:style-name="P91">depois transforma os string em number</text:p>
        </text:list-item>
        <text:list-item>
          <text:p text:style-name="P103">cria outra variável para armazenar o resultado da soma</text:p>
        </text:list-item>
        <text:list-item>
          <text:p text:style-name="P104">e coloca para aparecer na tag Div que foi atribuida a variável res</text:p>
        </text:list-item>
      </text:list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7"><text:soft-page-break/>CONDIÇÃO</text:p>
      <text:p text:style-name="P76"/>
      <text:p text:style-name="P81">if (condição) {</text:p>
      <text:p text:style-name="P81">}</text:p>
      <text:p text:style-name="P81"/>
      <text:p text:style-name="P82">else if (condição ) { <text:s/>bloco }</text:p>
      <text:p text:style-name="P81">else { <text:span text:style-name="T82">bloco</text:span> }</text:p>
      <text:p text:style-name="P81"/>
      <text:p text:style-name="P81"/>
      <text:p text:style-name="P83"><text:span text:style-name="T78">&lt;</text:span><text:span text:style-name="T12">h1</text:span><text:span text:style-name="T78">&gt;</text:span>Teste de Nacionalidade<text:span text:style-name="T78">&lt;/</text:span><text:span text:style-name="T12">h1</text:span><text:span text:style-name="T78">&gt;</text:span></text:p>
      <text:p text:style-name="P42">    <text:span text:style-name="T80">&lt;</text:span><text:span text:style-name="T13">p</text:span><text:span text:style-name="T80">&gt;</text:span><text:span text:style-name="T47">Digite o nome do seu pais: </text:span><text:span text:style-name="T80">&lt;</text:span><text:span text:style-name="T13">input</text:span><text:span text:style-name="T47"> </text:span><text:span text:style-name="T21">type</text:span><text:span text:style-name="T47">=</text:span><text:span text:style-name="T37">"text"</text:span><text:span text:style-name="T47"> </text:span><text:span text:style-name="T21">name</text:span><text:span text:style-name="T47">=</text:span><text:span text:style-name="T37">"txtt"</text:span><text:span text:style-name="T47"> </text:span><text:span text:style-name="T21">id</text:span><text:span text:style-name="T47">=</text:span><text:span text:style-name="T37">"pais"</text:span><text:span text:style-name="T80">&gt;</text:span><text:span text:style-name="T47"> </text:span><text:span text:style-name="T80">&lt;</text:span><text:span text:style-name="T13">input</text:span><text:span text:style-name="T47"> </text:span><text:span text:style-name="T21">type</text:span><text:span text:style-name="T47">=</text:span><text:span text:style-name="T37">"button"</text:span><text:span text:style-name="T47"> </text:span><text:span text:style-name="T21">value</text:span><text:span text:style-name="T47">=</text:span><text:span text:style-name="T37">"Verificar"</text:span><text:span text:style-name="T47"> </text:span><text:span text:style-name="T21">onclick</text:span><text:span text:style-name="T47">=</text:span><text:span text:style-name="T37">"</text:span><text:span text:style-name="T29">test</text:span><text:span text:style-name="T37">()"</text:span><text:span text:style-name="T80">&gt;&lt;/</text:span><text:span text:style-name="T13">p</text:span><text:span text:style-name="T80">&gt;</text:span></text:p>
      <text:p text:style-name="P42">    <text:span text:style-name="T80">&lt;</text:span><text:span text:style-name="T13">div</text:span><text:span text:style-name="T47"> </text:span><text:span text:style-name="T21">id</text:span><text:span text:style-name="T47">=</text:span><text:span text:style-name="T37">"res"</text:span><text:span text:style-name="T80">&gt;&lt;/</text:span><text:span text:style-name="T13">div</text:span><text:span text:style-name="T80">&gt;</text:span></text:p>
      <text:p text:style-name="P47"><text:span text:style-name="T71">    </text:span><text:span text:style-name="T81">&lt;</text:span><text:span text:style-name="T14">div</text:span><text:span text:style-name="T81">&gt;&lt;/</text:span><text:span text:style-name="T14">div</text:span><text:span text:style-name="T81">&gt;</text:span></text:p>
      <text:p text:style-name="P42">    <text:span text:style-name="T80">&lt;</text:span><text:span text:style-name="T13">script</text:span><text:span text:style-name="T80">&gt;</text:span></text:p>
      <text:p text:style-name="P42">        <text:span text:style-name="T13">function</text:span><text:span text:style-name="T47"> </text:span><text:span text:style-name="T29">test</text:span><text:span text:style-name="T47">() {</text:span></text:p>
      <text:p text:style-name="P42">            <text:span text:style-name="T13">var</text:span><text:span text:style-name="T47"> </text:span><text:span text:style-name="T21">pais</text:span><text:span text:style-name="T47"> = </text:span><text:span text:style-name="T21">document</text:span><text:span text:style-name="T47">.</text:span><text:span text:style-name="T29">querySelector</text:span><text:span text:style-name="T47">(</text:span><text:span text:style-name="T37">'input#pais'</text:span><text:span text:style-name="T47">)</text:span></text:p>
      <text:p text:style-name="P42">            <text:span text:style-name="T13">var</text:span><text:span text:style-name="T47"> </text:span><text:span text:style-name="T21">res</text:span><text:span text:style-name="T47"> = </text:span><text:span text:style-name="T21">document</text:span><text:span text:style-name="T47">.</text:span><text:span text:style-name="T29">getElementById</text:span><text:span text:style-name="T47">(</text:span><text:span text:style-name="T37">'res'</text:span><text:span text:style-name="T47">)</text:span></text:p>
      <text:p text:style-name="P42">            <text:span text:style-name="T13">var</text:span><text:span text:style-name="T47"> </text:span><text:span text:style-name="T21">pais</text:span><text:span text:style-name="T47"> = </text:span><text:span text:style-name="T55">String</text:span><text:span text:style-name="T47">(</text:span><text:span text:style-name="T21">pais</text:span><text:span text:style-name="T47">.</text:span><text:span text:style-name="T21">value</text:span><text:span text:style-name="T47">) <text:s/></text:span><text:span text:style-name="T88">/</text:span><text:span text:style-name="T85">*</text:span><text:span text:style-name="T86">mesmo sendo string tem que adicionar <text:s/>o .value *</text:span><text:span text:style-name="T87">/</text:span></text:p>
      <text:p text:style-name="P42">            <text:span text:style-name="T83">if</text:span><text:span text:style-name="T47"> (</text:span><text:span text:style-name="T21">pais</text:span><text:span text:style-name="T47"> == </text:span><text:span text:style-name="T37">'Brasil'</text:span><text:span text:style-name="T47">)</text:span></text:p>
      <text:p text:style-name="P42">            <text:span text:style-name="T47">{</text:span></text:p>
      <text:p text:style-name="P42">                <text:span text:style-name="T21">res</text:span><text:span text:style-name="T47">.</text:span><text:span text:style-name="T21">innerHTML</text:span><text:span text:style-name="T47"> = (</text:span><text:span text:style-name="T37">'&lt;strong&gt;Você é Brasileiro&lt;/strong&gt;'</text:span><text:span text:style-name="T47">)</text:span></text:p>
      <text:p text:style-name="P42">            <text:span text:style-name="T47">}</text:span></text:p>
      <text:p text:style-name="P42">            <text:span text:style-name="T83">else</text:span><text:span text:style-name="T47"> {</text:span></text:p>
      <text:p text:style-name="P42">                <text:span text:style-name="T21">res</text:span><text:span text:style-name="T47">.</text:span><text:span text:style-name="T21">innerText</text:span><text:span text:style-name="T47"> = (</text:span><text:span text:style-name="T37">'Você é estrangeiro '</text:span><text:span text:style-name="T47">)</text:span></text:p>
      <text:p text:style-name="P47"><text:span text:style-name="T71">            </text:span><text:span text:style-name="T68">}</text:span></text:p>
      <text:p text:style-name="P42">        <text:span text:style-name="T47">}</text:span></text:p>
      <text:p text:style-name="P95"><text:s text:c="2"/>&lt;/script&gt;</text:p>
      <text:p text:style-name="P81"/>
      <text:p text:style-name="P85"/>
      <text:p text:style-name="P84">SWITCH (EXPRESSÃO) { </text:p>
      <text:p text:style-name="P86">CASE 0: </text:p>
      <text:p text:style-name="P86"><text:s/><text:tab/>bloco </text:p>
      <text:p text:style-name="P86"><text:tab/>break</text:p>
      <text:p text:style-name="P86">CASE 1:</text:p>
      <text:p text:style-name="P86"><text:tab/>bloco</text:p>
      <text:p text:style-name="P86"><text:tab/>break</text:p>
      <text:p text:style-name="P86">CASE2:</text:p>
      <text:p text:style-name="P86"><text:tab/>bloco</text:p>
      <text:p text:style-name="P86"><text:tab/>break</text:p>
      <text:p text:style-name="P86">DEFAULT: </text:p>
      <text:p text:style-name="P86">bloco </text:p>
      <text:p text:style-name="P86">break</text:p>
      <text:p text:style-name="P86"><text:soft-page-break/><text:s/>}</text:p>
      <text:p text:style-name="P109">ex: </text:p>
      <text:p text:style-name="P56"><text:span text:style-name="T12">var</text:span> <text:span text:style-name="T20">agora</text:span> = <text:span text:style-name="T12">new</text:span> <text:span text:style-name="T53">Date</text:span>()</text:p>
      <text:p text:style-name="P41"><text:span text:style-name="T12">var</text:span> <text:span text:style-name="T20">diasem</text:span> = <text:span text:style-name="T20">agora</text:span>.<text:span text:style-name="T28">getDay</text:span>()</text:p>
      <text:p text:style-name="P41"><text:span text:style-name="T20">diasem</text:span> = <text:span text:style-name="T75">3</text:span></text:p>
      <text:p text:style-name="P50">/* para o JS o dia da semana em númeração</text:p>
      <text:p text:style-name="P51">    <text:span text:style-name="T47">Domingo -&gt; 0</text:span></text:p>
      <text:p text:style-name="P51">    <text:span text:style-name="T47">Segunda -&gt; 1</text:span></text:p>
      <text:p text:style-name="P51">    <text:span text:style-name="T47">Terça   -&gt; 2</text:span></text:p>
      <text:p text:style-name="P51">    <text:span text:style-name="T47">Quarta  -&gt; 3</text:span></text:p>
      <text:p text:style-name="P51">    <text:span text:style-name="T47">Quinta  -&gt; 4</text:span></text:p>
      <text:p text:style-name="P51">    <text:span text:style-name="T47">Sexta   -&gt; 5</text:span></text:p>
      <text:p text:style-name="P51">    <text:span text:style-name="T47">Sábado  -&gt; 6*/</text:span></text:p>
      <text:p text:style-name="P47"/>
      <text:p text:style-name="P42">    <text:span text:style-name="T83">switch</text:span><text:span text:style-name="T47">(</text:span><text:span text:style-name="T21">diasem</text:span><text:span text:style-name="T47">){</text:span></text:p>
      <text:p text:style-name="P42">        <text:span text:style-name="T83">case</text:span><text:span text:style-name="T47"> </text:span><text:span text:style-name="T76">0</text:span><text:span text:style-name="T47">: </text:span></text:p>
      <text:p text:style-name="P42">            <text:span text:style-name="T21">console</text:span><text:span text:style-name="T47">.</text:span><text:span text:style-name="T29">log</text:span><text:span text:style-name="T47">(</text:span><text:span text:style-name="T37">'Hoje é Domingo'</text:span><text:span text:style-name="T47">)</text:span></text:p>
      <text:p text:style-name="P42">            <text:span text:style-name="T83">break</text:span></text:p>
      <text:p text:style-name="P42">        <text:span text:style-name="T83">case</text:span><text:span text:style-name="T47"> </text:span><text:span text:style-name="T76">1</text:span><text:span text:style-name="T47">: </text:span></text:p>
      <text:p text:style-name="P42">            <text:span text:style-name="T21">console</text:span><text:span text:style-name="T47">.</text:span><text:span text:style-name="T29">log</text:span><text:span text:style-name="T47">(</text:span><text:span text:style-name="T37">'Hoje é segunda'</text:span><text:span text:style-name="T47">)</text:span></text:p>
      <text:p text:style-name="P42">            <text:span text:style-name="T83">break</text:span></text:p>
      <text:p text:style-name="P42">        <text:span text:style-name="T83">case</text:span><text:span text:style-name="T47"> </text:span><text:span text:style-name="T76">2</text:span><text:span text:style-name="T47">:</text:span></text:p>
      <text:p text:style-name="P42">            <text:span text:style-name="T21">console</text:span><text:span text:style-name="T47">.</text:span><text:span text:style-name="T29">log</text:span><text:span text:style-name="T47">(</text:span><text:span text:style-name="T37">'Hoje é Terça'</text:span><text:span text:style-name="T47">)</text:span></text:p>
      <text:p text:style-name="P42">            <text:span text:style-name="T83">break</text:span></text:p>
      <text:p text:style-name="P42">        <text:span text:style-name="T83">case</text:span><text:span text:style-name="T47"> </text:span><text:span text:style-name="T76">3</text:span><text:span text:style-name="T47">: </text:span></text:p>
      <text:p text:style-name="P42">            <text:span text:style-name="T21">console</text:span><text:span text:style-name="T47">.</text:span><text:span text:style-name="T29">log</text:span><text:span text:style-name="T47">(</text:span><text:span text:style-name="T37">'Hoje é Quarta'</text:span><text:span text:style-name="T47">)</text:span></text:p>
      <text:p text:style-name="P42">            <text:span text:style-name="T83">break</text:span></text:p>
      <text:p text:style-name="P42">        <text:span text:style-name="T83">case</text:span><text:span text:style-name="T47"> </text:span><text:span text:style-name="T76">4</text:span><text:span text:style-name="T47">: </text:span></text:p>
      <text:p text:style-name="P42">            <text:span text:style-name="T21">console</text:span><text:span text:style-name="T47">.</text:span><text:span text:style-name="T29">log</text:span><text:span text:style-name="T47">(</text:span><text:span text:style-name="T37">'Hoje é Quinta'</text:span><text:span text:style-name="T47">)</text:span></text:p>
      <text:p text:style-name="P42">            <text:span text:style-name="T83">break</text:span></text:p>
      <text:p text:style-name="P42">        <text:span text:style-name="T83">case</text:span><text:span text:style-name="T47"> </text:span><text:span text:style-name="T76">5</text:span><text:span text:style-name="T47">:</text:span></text:p>
      <text:p text:style-name="P42">            <text:span text:style-name="T21">console</text:span><text:span text:style-name="T47">.</text:span><text:span text:style-name="T29">log</text:span><text:span text:style-name="T47">(</text:span><text:span text:style-name="T37">'Hoje é Sexta'</text:span><text:span text:style-name="T47">)</text:span></text:p>
      <text:p text:style-name="P42">            <text:span text:style-name="T83">break</text:span></text:p>
      <text:p text:style-name="P42">        <text:span text:style-name="T83">case</text:span><text:span text:style-name="T47"> </text:span><text:span text:style-name="T76">6</text:span><text:span text:style-name="T47">: </text:span></text:p>
      <text:p text:style-name="P42">            <text:span text:style-name="T21">console</text:span><text:span text:style-name="T47">.</text:span><text:span text:style-name="T29">log</text:span><text:span text:style-name="T47">(</text:span><text:span text:style-name="T37">'Hoje é Sábado'</text:span><text:span text:style-name="T47">)</text:span></text:p>
      <text:p text:style-name="P42">            <text:span text:style-name="T83">break</text:span></text:p>
      <text:p text:style-name="P42">        <text:span text:style-name="T83">default</text:span><text:span text:style-name="T47">:</text:span></text:p>
      <text:p text:style-name="P42">            <text:span text:style-name="T21">console</text:span><text:span text:style-name="T47">.</text:span><text:span text:style-name="T29">log</text:span><text:span text:style-name="T47">(</text:span><text:span text:style-name="T37">'dia Invalido'</text:span><text:span text:style-name="T47">)</text:span></text:p>
      <text:p text:style-name="P42">            <text:span text:style-name="T83">break</text:span></text:p>
      <text:p text:style-name="P42">    <text:span text:style-name="T47">}</text:span></text:p>
      <text:p text:style-name="P55"><text:tab/></text:p>
      <text:p text:style-name="P78"><text:span text:style-name="T84">Obs.: </text:span>Para escrever em js não vai ser document.write, será console.log() </text:p>
      <text:p text:style-name="P78"/>
      <text:p text:style-name="P79"><text:soft-page-break/>ex: se eu quiser criar uma variável com a hora em tempo real</text:p>
      <text:p text:style-name="P80">var agora = new Date()</text:p>
      <text:p text:style-name="P80">var hora = agora.getHours()</text:p>
      <text:p text:style-name="P78"/>
      <text:p text:style-name="P105">Tem para varias outras coisa por exemplo data, minutos, dias etc…</text:p>
      <text:p text:style-name="P105"/>
      <text:p text:style-name="P105"/>
      <text:p text:style-name="P108"><text:span text:style-name="T78">&lt;</text:span><text:span text:style-name="T12">body</text:span> <text:span text:style-name="T20">onload</text:span>=<text:span text:style-name="T36">"</text:span><text:span text:style-name="T28">carregar</text:span><text:span text:style-name="T36">()"</text:span><text:span text:style-name="T78">&gt;</text:span> <text:span text:style-name="T44">&lt;!-- Esse onload é toda vez que carregar a pagina e o carregar é a função no js-→</text:span></text:p>
      <text:p text:style-name="P108"><text:span text:style-name="T44"/></text:p>
      <text:p text:style-name="P105"/>
      <text:p text:style-name="P108"><text:span text:style-name="T12">function</text:span> <text:span text:style-name="T28">carregar</text:span>(){</text:p>
      <text:p text:style-name="P42">    <text:span text:style-name="T13">var</text:span><text:span text:style-name="T47"> </text:span><text:span text:style-name="T21">msg</text:span><text:span text:style-name="T47"> = </text:span><text:span text:style-name="T21">document</text:span><text:span text:style-name="T47">.</text:span><text:span text:style-name="T29">getElementById</text:span><text:span text:style-name="T47">(</text:span><text:span text:style-name="T37">'msg'</text:span><text:span text:style-name="T47">)</text:span></text:p>
      <text:p text:style-name="P42">    <text:span text:style-name="T13">var</text:span><text:span text:style-name="T47"> </text:span><text:span text:style-name="T21">foto</text:span><text:span text:style-name="T47"> = </text:span><text:span text:style-name="T21">document</text:span><text:span text:style-name="T47">.</text:span><text:span text:style-name="T29">getElementById</text:span><text:span text:style-name="T47">(</text:span><text:span text:style-name="T37">'imagem'</text:span><text:span text:style-name="T47">)    </text:span></text:p>
      <text:p text:style-name="P42">    <text:span text:style-name="T13">var</text:span><text:span text:style-name="T47"> </text:span><text:span text:style-name="T21">data</text:span><text:span text:style-name="T47"> = </text:span><text:span text:style-name="T13">new</text:span><text:span text:style-name="T47"> </text:span><text:span text:style-name="T55">Date</text:span><text:span text:style-name="T47">()</text:span></text:p>
      <text:p text:style-name="P42">    <text:span text:style-name="T13">var</text:span><text:span text:style-name="T47"> </text:span><text:span text:style-name="T21">hora</text:span><text:span text:style-name="T47"> = </text:span><text:span text:style-name="T21">data</text:span><text:span text:style-name="T47">.</text:span><text:span text:style-name="T29">getHours</text:span><text:span text:style-name="T47">()        </text:span></text:p>
      <text:p text:style-name="P42">    <text:span text:style-name="T21">msg</text:span><text:span text:style-name="T47">.</text:span><text:span text:style-name="T21">innerHTML</text:span><text:span text:style-name="T47"> = </text:span><text:span text:style-name="T37">`Agora são </text:span><text:span text:style-name="T13">${</text:span><text:span text:style-name="T21">hora</text:span><text:span text:style-name="T13">}</text:span><text:span text:style-name="T37"> horas.`</text:span></text:p>
      <text:p text:style-name="P42">    </text:p>
      <text:p text:style-name="P42">    <text:span text:style-name="T83">if</text:span><text:span text:style-name="T47"> (</text:span><text:span text:style-name="T21">hora</text:span><text:span text:style-name="T47"> &gt;= </text:span><text:span text:style-name="T76">0</text:span><text:span text:style-name="T47"> &amp;&amp; </text:span><text:span text:style-name="T21">hora</text:span><text:span text:style-name="T47"> &lt; </text:span><text:span text:style-name="T76">12</text:span><text:span text:style-name="T47">){</text:span></text:p>
      <text:p text:style-name="P42">        <text:span text:style-name="T21">foto</text:span><text:span text:style-name="T47">.</text:span><text:span text:style-name="T21">innerHTML</text:span><text:span text:style-name="T47"> = </text:span><text:span text:style-name="T37">'&lt;img src = "Imagens/Manha.png"&gt;'</text:span></text:p>
      <text:p text:style-name="P42">        </text:p>
      <text:p text:style-name="P42">    <text:span text:style-name="T47">}</text:span></text:p>
      <text:p text:style-name="P42">    <text:span text:style-name="T83">else</text:span><text:span text:style-name="T47"> </text:span><text:span text:style-name="T83">if</text:span><text:span text:style-name="T47"> (</text:span><text:span text:style-name="T21">hora</text:span><text:span text:style-name="T47"> &gt;= </text:span><text:span text:style-name="T76">12</text:span><text:span text:style-name="T47"> &amp;&amp; </text:span><text:span text:style-name="T21">hora</text:span><text:span text:style-name="T47"> &lt; </text:span><text:span text:style-name="T76">18</text:span><text:span text:style-name="T47">){</text:span></text:p>
      <text:p text:style-name="P42">        <text:span text:style-name="T21">foto</text:span><text:span text:style-name="T47">.</text:span><text:span text:style-name="T21">innerHTML</text:span><text:span text:style-name="T47"> = </text:span><text:span text:style-name="T37">'&lt;img src ="Imagens/Tarde.png"&gt;'</text:span></text:p>
      <text:p text:style-name="P42">        <text:span text:style-name="T21">document</text:span><text:span text:style-name="T47">.</text:span><text:span text:style-name="T21">body</text:span><text:span text:style-name="T47">.</text:span><text:span text:style-name="T57">style</text:span><text:span text:style-name="T47">.</text:span><text:span text:style-name="T21">background</text:span><text:span text:style-name="T47"> =</text:span><text:span text:style-name="T37">'#6b5304'</text:span></text:p>
      <text:p text:style-name="P42">    <text:span text:style-name="T47">}</text:span></text:p>
      <text:p text:style-name="P42">    <text:span text:style-name="T83">else</text:span><text:span text:style-name="T47"> {</text:span></text:p>
      <text:p text:style-name="P42">        <text:span text:style-name="T21">foto</text:span><text:span text:style-name="T47">.</text:span><text:span text:style-name="T21">innerHTML</text:span><text:span text:style-name="T47"> = </text:span><text:span text:style-name="T37">'&lt;img src = "Imagens/Noite.png"&gt;'</text:span></text:p>
      <text:p text:style-name="P42">        <text:span text:style-name="T21">document</text:span><text:span text:style-name="T47">.</text:span><text:span text:style-name="T21">body</text:span><text:span text:style-name="T47">.</text:span><text:span text:style-name="T57">style</text:span><text:span text:style-name="T47">.</text:span><text:span text:style-name="T21">background</text:span><text:span text:style-name="T47"> = </text:span><text:span text:style-name="T37">'#1f1708'</text:span></text:p>
      <text:p text:style-name="P47"><text:span text:style-name="T71">    </text:span><text:span text:style-name="T68">}  </text:span></text:p>
      <text:p text:style-name="P41">}</text:p>
      <text:p text:style-name="P106">Exercício em que o sistema capita o horário do meu pc e de acordo com o horário ele muda a foto e a cor do fundo</text:p>
      <text:p text:style-name="P10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4:15:44.364000000</meta:creation-date>
    <dc:date>2022-01-24T23:48:32.572000000</dc:date>
    <meta:editing-duration>PT5H58M54S</meta:editing-duration>
    <meta:editing-cycles>14</meta:editing-cycles>
    <meta:generator>LibreOffice/7.1.1.2$Windows_X86_64 LibreOffice_project/fe0b08f4af1bacafe4c7ecc87ce55bb426164676</meta:generator>
    <meta:document-statistic meta:table-count="0" meta:image-count="20" meta:object-count="0" meta:page-count="12" meta:paragraph-count="270" meta:word-count="1649" meta:character-count="10916" meta:non-whitespace-character-count="8383"/>
  </office:meta>
</office:document-meta>
</file>